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2mm"/>
    </style:style>
    <style:style style:name="co3" style:family="table-column">
      <style:table-column-properties fo:break-before="auto" style:column-width="36.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map style:condition="cell-content()!=0" style:apply-style-name="Good" style:base-cell-address="Sheet1.F3"/>
    </style:style>
    <style:style style:name="ce5" style:family="table-cell" style:parent-style-name="Default">
      <style:map style:condition="cell-content()!=0" style:apply-style-name="Good" style:base-cell-address="Sheet1.F31"/>
    </style:style>
    <style:style style:name="ce23" style:family="table-cell" style:parent-style-name="Default">
      <style:map style:condition="cell-content()!=0" style:apply-style-name="Good" style:base-cell-address="Sheet1.F45"/>
    </style:style>
    <style:style style:name="ce7" style:family="table-cell" style:parent-style-name="Default">
      <style:map style:condition="cell-content()!=0" style:apply-style-name="Good" style:base-cell-address="Sheet1.F59"/>
    </style:style>
    <style:style style:name="ce8" style:family="table-cell" style:parent-style-name="Default">
      <style:map style:condition="cell-content()!=0" style:apply-style-name="Good" style:base-cell-address="Sheet1.F73"/>
    </style:style>
    <style:style style:name="ce9" style:family="table-cell" style:parent-style-name="Default">
      <style:map style:condition="cell-content()!=0" style:apply-style-name="Good" style:base-cell-address="Sheet1.F87"/>
    </style:style>
    <style:style style:name="ce10" style:family="table-cell" style:parent-style-name="Default">
      <style:map style:condition="cell-content()!=0" style:apply-style-name="Good" style:base-cell-address="Sheet1.F101"/>
    </style:style>
    <style:style style:name="ce11" style:family="table-cell" style:parent-style-name="Default">
      <style:map style:condition="cell-content()!=0" style:apply-style-name="Good" style:base-cell-address="Sheet1.F115"/>
    </style:style>
    <style:style style:name="ce29" style:family="table-cell" style:parent-style-name="Default">
      <style:map style:condition="cell-content()!=0" style:apply-style-name="Good" style:base-cell-address="Sheet1.F45"/>
    </style:style>
    <style:style style:name="ce12" style:family="table-cell" style:parent-style-name="Default">
      <style:map style:condition="cell-content()!=0" style:apply-style-name="Good" style:base-cell-address="Sheet1.F59"/>
    </style:style>
    <style:style style:name="ce13" style:family="table-cell" style:parent-style-name="Default">
      <style:map style:condition="cell-content()!=0" style:apply-style-name="Good" style:base-cell-address="Sheet1.F73"/>
    </style:style>
    <style:style style:name="ce14" style:family="table-cell" style:parent-style-name="Default">
      <style:map style:condition="cell-content()!=0" style:apply-style-name="Good" style:base-cell-address="Sheet1.F87"/>
    </style:style>
    <style:style style:name="ce15" style:family="table-cell" style:parent-style-name="Default">
      <style:map style:condition="cell-content()!=0" style:apply-style-name="Good" style:base-cell-address="Sheet1.F101"/>
    </style:style>
    <style:style style:name="ce16" style:family="table-cell" style:parent-style-name="Default">
      <style:map style:condition="cell-content()!=0" style:apply-style-name="Good" style:base-cell-address="Sheet1.F115"/>
    </style:style>
    <style:style style:name="ce17" style:family="table-cell" style:parent-style-name="Default">
      <style:map style:condition="cell-content()!=0" style:apply-style-name="Good" style:base-cell-address="Sheet1.K8"/>
    </style:style>
    <style:style style:name="ce18" style:family="table-cell" style:parent-style-name="Default">
      <style:map style:condition="cell-content()!=0" style:apply-style-name="Good" style:base-cell-address="Sheet1.R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9mm" svg:height="89.89mm" svg:x="495.3mm" svg:y="81.88mm">
            <loext:p draw:notify-on-update-of-ranges="Sheet1.Y3:Sheet1.Y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1D RANDOM WALKS</text:p>
          </table:table-cell>
          <table:table-cell table:number-columns-repeated="2"/>
          <table:table-cell table:style-name="Default"/>
          <table:table-cell/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pected walk length</text:p>
          </table:table-cell>
        </table:table-row>
        <table:table-row table:style-name="ro2">
          <table:table-cell/>
          <table:table-cell office:value-type="string" calcext:value-type="string">
            <text:p>Number of steps</text:p>
          </table:table-cell>
          <table:table-cell office:value-type="string" calcext:value-type="string">
            <text:p>Possible walks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2^[.B3]" office:value-type="float" office:value="1" calcext:value-type="float">
            <text:p>1</text:p>
          </table:table-cell>
          <table:table-cell table:style-name="Default"/>
          <table:table-cell/>
          <table:table-cell table:style-name="ce4" table:formula="of:=0.5*[.G2]+0.5*[.E2]" office:value-type="float" office:value="0" calcext:value-type="float">
            <text:p>0</text:p>
          </table:table-cell>
          <table:table-cell table:style-name="ce4" table:formula="of:=0.5*[.H2]+0.5*[.F2]" office:value-type="float" office:value="0" calcext:value-type="float">
            <text:p>0</text:p>
          </table:table-cell>
          <table:table-cell table:style-name="ce4" table:formula="of:=0.5*[.I2]+0.5*[.G2]" office:value-type="float" office:value="0" calcext:value-type="float">
            <text:p>0</text:p>
          </table:table-cell>
          <table:table-cell table:style-name="ce4" table:formula="of:=0.5*[.J2]+0.5*[.H2]" office:value-type="float" office:value="0" calcext:value-type="float">
            <text:p>0</text:p>
          </table:table-cell>
          <table:table-cell table:style-name="ce4" table:formula="of:=0.5*[.K2]+0.5*[.I2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0.5*[.M2]+0.5*[.K2]" office:value-type="float" office:value="0" calcext:value-type="float">
            <text:p>0</text:p>
          </table:table-cell>
          <table:table-cell table:style-name="ce4" table:formula="of:=0.5*[.N2]+0.5*[.L2]" office:value-type="float" office:value="0" calcext:value-type="float">
            <text:p>0</text:p>
          </table:table-cell>
          <table:table-cell table:style-name="ce4" table:formula="of:=0.5*[.O2]+0.5*[.M2]" office:value-type="float" office:value="0" calcext:value-type="float">
            <text:p>0</text:p>
          </table:table-cell>
          <table:table-cell table:style-name="ce4" table:formula="of:=0.5*[.P2]+0.5*[.N2]" office:value-type="float" office:value="0" calcext:value-type="float">
            <text:p>0</text:p>
          </table:table-cell>
          <table:table-cell table:style-name="ce4" table:formula="of:=0.5*[.Q2]+0.5*[.O2]" office:value-type="float" office:value="0" calcext:value-type="float">
            <text:p>0</text:p>
          </table:table-cell>
          <table:table-cell/>
          <table:table-cell table:style-name="ce18" table:formula="of:=SUM([.K3])" office:value-type="float" office:value="1" calcext:value-type="float">
            <text:p>1</text:p>
          </table:table-cell>
          <table:table-cell table:style-name="ce18" table:formula="of:=SUM([.J3];[.L3])" office:value-type="float" office:value="0" calcext:value-type="float">
            <text:p>0</text:p>
          </table:table-cell>
          <table:table-cell table:style-name="ce18" table:formula="of:=SUM([.M3];[.I3])" office:value-type="float" office:value="0" calcext:value-type="float">
            <text:p>0</text:p>
          </table:table-cell>
          <table:table-cell table:style-name="ce18" table:formula="of:=SUM([.N3];[.H3])" office:value-type="float" office:value="0" calcext:value-type="float">
            <text:p>0</text:p>
          </table:table-cell>
          <table:table-cell table:style-name="ce18" table:formula="of:=SUM([.O3];[.G3])" office:value-type="float" office:value="0" calcext:value-type="float">
            <text:p>0</text:p>
          </table:table-cell>
          <table:table-cell table:style-name="ce18" table:formula="of:=SUM([.P3];[.F3])" office:value-type="float" office:value="0" calcext:value-type="float">
            <text:p>0</text:p>
          </table:table-cell>
          <table:table-cell/>
          <table:table-cell table:formula="of:=SUM([.W$1]*[.W3]+[.V$1]*[.V3]+[.U$1]*[.U3]+[.T$1]*[.T3]+[.S$1]*[.S3]+[.R$1]*[.R3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2^[.B4]" office:value-type="float" office:value="2" calcext:value-type="float">
            <text:p>2</text:p>
          </table:table-cell>
          <table:table-cell table:style-name="Default"/>
          <table:table-cell/>
          <table:table-cell table:style-name="ce4" table:formula="of:=0.5*[.G3]+0.5*[.E3]" office:value-type="float" office:value="0" calcext:value-type="float">
            <text:p>0</text:p>
          </table:table-cell>
          <table:table-cell table:style-name="ce4" table:formula="of:=0.5*[.H3]+0.5*[.F3]" office:value-type="float" office:value="0" calcext:value-type="float">
            <text:p>0</text:p>
          </table:table-cell>
          <table:table-cell table:style-name="ce4" table:formula="of:=0.5*[.I3]+0.5*[.G3]" office:value-type="float" office:value="0" calcext:value-type="float">
            <text:p>0</text:p>
          </table:table-cell>
          <table:table-cell table:style-name="ce4" table:formula="of:=0.5*[.J3]+0.5*[.H3]" office:value-type="float" office:value="0" calcext:value-type="float">
            <text:p>0</text:p>
          </table:table-cell>
          <table:table-cell table:style-name="ce4" table:formula="of:=0.5*[.K3]+0.5*[.I3]" office:value-type="float" office:value="0.5" calcext:value-type="float">
            <text:p>0.5</text:p>
          </table:table-cell>
          <table:table-cell table:style-name="ce4" table:formula="of:=0.5*[.L3]+0.5*[.J3]" office:value-type="float" office:value="0" calcext:value-type="float">
            <text:p>0</text:p>
          </table:table-cell>
          <table:table-cell table:style-name="ce4" table:formula="of:=0.5*[.M3]+0.5*[.K3]" office:value-type="float" office:value="0.5" calcext:value-type="float">
            <text:p>0.5</text:p>
          </table:table-cell>
          <table:table-cell table:style-name="ce4" table:formula="of:=0.5*[.N3]+0.5*[.L3]" office:value-type="float" office:value="0" calcext:value-type="float">
            <text:p>0</text:p>
          </table:table-cell>
          <table:table-cell table:style-name="ce4" table:formula="of:=0.5*[.O3]+0.5*[.M3]" office:value-type="float" office:value="0" calcext:value-type="float">
            <text:p>0</text:p>
          </table:table-cell>
          <table:table-cell table:style-name="ce4" table:formula="of:=0.5*[.P3]+0.5*[.N3]" office:value-type="float" office:value="0" calcext:value-type="float">
            <text:p>0</text:p>
          </table:table-cell>
          <table:table-cell table:style-name="ce4" table:formula="of:=0.5*[.Q3]+0.5*[.O3]" office:value-type="float" office:value="0" calcext:value-type="float">
            <text:p>0</text:p>
          </table:table-cell>
          <table:table-cell/>
          <table:table-cell table:style-name="ce18" table:formula="of:=SUM([.K4])" office:value-type="float" office:value="0" calcext:value-type="float">
            <text:p>0</text:p>
          </table:table-cell>
          <table:table-cell table:style-name="ce18" table:formula="of:=SUM([.J4];[.L4])" office:value-type="float" office:value="1" calcext:value-type="float">
            <text:p>1</text:p>
          </table:table-cell>
          <table:table-cell table:style-name="ce18" table:formula="of:=SUM([.M4];[.I4])" office:value-type="float" office:value="0" calcext:value-type="float">
            <text:p>0</text:p>
          </table:table-cell>
          <table:table-cell table:style-name="ce18" table:formula="of:=SUM([.N4];[.H4])" office:value-type="float" office:value="0" calcext:value-type="float">
            <text:p>0</text:p>
          </table:table-cell>
          <table:table-cell table:style-name="ce18" table:formula="of:=SUM([.O4];[.G4])" office:value-type="float" office:value="0" calcext:value-type="float">
            <text:p>0</text:p>
          </table:table-cell>
          <table:table-cell table:style-name="ce18" table:formula="of:=SUM([.P4];[.F4])" office:value-type="float" office:value="0" calcext:value-type="float">
            <text:p>0</text:p>
          </table:table-cell>
          <table:table-cell/>
          <table:table-cell table:formula="of:=SUM([.W$1]*[.W4]+[.V$1]*[.V4]+[.U$1]*[.U4]+[.T$1]*[.T4]+[.S$1]*[.S4]+[.R$1]*[.R4]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2^[.B5]" office:value-type="float" office:value="4" calcext:value-type="float">
            <text:p>4</text:p>
          </table:table-cell>
          <table:table-cell table:style-name="Default"/>
          <table:table-cell/>
          <table:table-cell table:style-name="ce4" table:formula="of:=0.5*[.G4]+0.5*[.E4]" office:value-type="float" office:value="0" calcext:value-type="float">
            <text:p>0</text:p>
          </table:table-cell>
          <table:table-cell table:style-name="ce4" table:formula="of:=0.5*[.H4]+0.5*[.F4]" office:value-type="float" office:value="0" calcext:value-type="float">
            <text:p>0</text:p>
          </table:table-cell>
          <table:table-cell table:style-name="ce4" table:formula="of:=0.5*[.I4]+0.5*[.G4]" office:value-type="float" office:value="0" calcext:value-type="float">
            <text:p>0</text:p>
          </table:table-cell>
          <table:table-cell table:style-name="ce4" table:formula="of:=0.5*[.J4]+0.5*[.H4]" office:value-type="float" office:value="0.25" calcext:value-type="float">
            <text:p>0.25</text:p>
          </table:table-cell>
          <table:table-cell table:style-name="ce4" table:formula="of:=0.5*[.K4]+0.5*[.I4]" office:value-type="float" office:value="0" calcext:value-type="float">
            <text:p>0</text:p>
          </table:table-cell>
          <table:table-cell table:style-name="ce4" table:formula="of:=0.5*[.J4]+0.5*[.L4]" office:value-type="float" office:value="0.5" calcext:value-type="float">
            <text:p>0.5</text:p>
          </table:table-cell>
          <table:table-cell table:style-name="ce4" table:formula="of:=0.5*[.M4]+0.5*[.K4]" office:value-type="float" office:value="0" calcext:value-type="float">
            <text:p>0</text:p>
          </table:table-cell>
          <table:table-cell table:style-name="ce4" table:formula="of:=0.5*[.N4]+0.5*[.L4]" office:value-type="float" office:value="0.25" calcext:value-type="float">
            <text:p>0.25</text:p>
          </table:table-cell>
          <table:table-cell table:style-name="ce4" table:formula="of:=0.5*[.O4]+0.5*[.M4]" office:value-type="float" office:value="0" calcext:value-type="float">
            <text:p>0</text:p>
          </table:table-cell>
          <table:table-cell table:style-name="ce4" table:formula="of:=0.5*[.P4]+0.5*[.N4]" office:value-type="float" office:value="0" calcext:value-type="float">
            <text:p>0</text:p>
          </table:table-cell>
          <table:table-cell table:style-name="ce4" table:formula="of:=0.5*[.Q4]+0.5*[.O4]" office:value-type="float" office:value="0" calcext:value-type="float">
            <text:p>0</text:p>
          </table:table-cell>
          <table:table-cell/>
          <table:table-cell table:style-name="ce18" table:formula="of:=SUM([.K5])" office:value-type="float" office:value="0.5" calcext:value-type="float">
            <text:p>0.5</text:p>
          </table:table-cell>
          <table:table-cell table:style-name="ce18" table:formula="of:=SUM([.J5];[.L5])" office:value-type="float" office:value="0" calcext:value-type="float">
            <text:p>0</text:p>
          </table:table-cell>
          <table:table-cell table:style-name="ce18" table:formula="of:=SUM([.M5];[.I5])" office:value-type="float" office:value="0.5" calcext:value-type="float">
            <text:p>0.5</text:p>
          </table:table-cell>
          <table:table-cell table:style-name="ce18" table:formula="of:=SUM([.N5];[.H5])" office:value-type="float" office:value="0" calcext:value-type="float">
            <text:p>0</text:p>
          </table:table-cell>
          <table:table-cell table:style-name="ce18" table:formula="of:=SUM([.O5];[.G5])" office:value-type="float" office:value="0" calcext:value-type="float">
            <text:p>0</text:p>
          </table:table-cell>
          <table:table-cell table:style-name="ce18" table:formula="of:=SUM([.P5];[.F5])" office:value-type="float" office:value="0" calcext:value-type="float">
            <text:p>0</text:p>
          </table:table-cell>
          <table:table-cell/>
          <table:table-cell table:formula="of:=SUM([.W$1]*[.W5]+[.V$1]*[.V5]+[.U$1]*[.U5]+[.T$1]*[.T5]+[.S$1]*[.S5]+[.R$1]*[.R5]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2^[.B6]" office:value-type="float" office:value="8" calcext:value-type="float">
            <text:p>8</text:p>
          </table:table-cell>
          <table:table-cell table:style-name="Default"/>
          <table:table-cell/>
          <table:table-cell table:style-name="ce4" table:formula="of:=0.5*[.G5]+0.5*[.E5]" office:value-type="float" office:value="0" calcext:value-type="float">
            <text:p>0</text:p>
          </table:table-cell>
          <table:table-cell table:style-name="ce4" table:formula="of:=0.5*[.H5]+0.5*[.F5]" office:value-type="float" office:value="0" calcext:value-type="float">
            <text:p>0</text:p>
          </table:table-cell>
          <table:table-cell table:style-name="ce4" table:formula="of:=0.5*[.I5]+0.5*[.G5]" office:value-type="float" office:value="0.125" calcext:value-type="float">
            <text:p>0.125</text:p>
          </table:table-cell>
          <table:table-cell table:style-name="ce4" table:formula="of:=0.5*[.J5]+0.5*[.H5]" office:value-type="float" office:value="0" calcext:value-type="float">
            <text:p>0</text:p>
          </table:table-cell>
          <table:table-cell table:style-name="ce4" table:formula="of:=0.5*[.K5]+0.5*[.I5]" office:value-type="float" office:value="0.375" calcext:value-type="float">
            <text:p>0.375</text:p>
          </table:table-cell>
          <table:table-cell table:style-name="ce4" table:formula="of:=0.5*[.L5]+0.5*[.J5]" office:value-type="float" office:value="0" calcext:value-type="float">
            <text:p>0</text:p>
          </table:table-cell>
          <table:table-cell table:style-name="ce4" table:formula="of:=0.5*[.M5]+0.5*[.K5]" office:value-type="float" office:value="0.375" calcext:value-type="float">
            <text:p>0.375</text:p>
          </table:table-cell>
          <table:table-cell table:style-name="ce4" table:formula="of:=0.5*[.N5]+0.5*[.L5]" office:value-type="float" office:value="0" calcext:value-type="float">
            <text:p>0</text:p>
          </table:table-cell>
          <table:table-cell table:style-name="ce4" table:formula="of:=0.5*[.O5]+0.5*[.M5]" office:value-type="float" office:value="0.125" calcext:value-type="float">
            <text:p>0.125</text:p>
          </table:table-cell>
          <table:table-cell table:style-name="ce4" table:formula="of:=0.5*[.P5]+0.5*[.N5]" office:value-type="float" office:value="0" calcext:value-type="float">
            <text:p>0</text:p>
          </table:table-cell>
          <table:table-cell table:style-name="ce4" table:formula="of:=0.5*[.Q5]+0.5*[.O5]" office:value-type="float" office:value="0" calcext:value-type="float">
            <text:p>0</text:p>
          </table:table-cell>
          <table:table-cell/>
          <table:table-cell table:style-name="ce18" table:formula="of:=SUM([.K6])" office:value-type="float" office:value="0" calcext:value-type="float">
            <text:p>0</text:p>
          </table:table-cell>
          <table:table-cell table:style-name="ce18" table:formula="of:=SUM([.J6];[.L6])" office:value-type="float" office:value="0.75" calcext:value-type="float">
            <text:p>0.75</text:p>
          </table:table-cell>
          <table:table-cell table:style-name="ce18" table:formula="of:=SUM([.M6];[.I6])" office:value-type="float" office:value="0" calcext:value-type="float">
            <text:p>0</text:p>
          </table:table-cell>
          <table:table-cell table:style-name="ce18" table:formula="of:=SUM([.N6];[.H6])" office:value-type="float" office:value="0.25" calcext:value-type="float">
            <text:p>0.25</text:p>
          </table:table-cell>
          <table:table-cell table:style-name="ce18" table:formula="of:=SUM([.O6];[.G6])" office:value-type="float" office:value="0" calcext:value-type="float">
            <text:p>0</text:p>
          </table:table-cell>
          <table:table-cell table:style-name="ce18" table:formula="of:=SUM([.P6];[.F6])" office:value-type="float" office:value="0" calcext:value-type="float">
            <text:p>0</text:p>
          </table:table-cell>
          <table:table-cell/>
          <table:table-cell table:formula="of:=SUM([.W$1]*[.W6]+[.V$1]*[.V6]+[.U$1]*[.U6]+[.T$1]*[.T6]+[.S$1]*[.S6]+[.R$1]*[.R6])" office:value-type="float" office:value="1.5" calcext:value-type="float">
            <text:p>1.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2^[.B7]" office:value-type="float" office:value="16" calcext:value-type="float">
            <text:p>16</text:p>
          </table:table-cell>
          <table:table-cell table:style-name="Default"/>
          <table:table-cell/>
          <table:table-cell table:style-name="ce4" table:formula="of:=0.5*[.G6]+0.5*[.E6]" office:value-type="float" office:value="0" calcext:value-type="float">
            <text:p>0</text:p>
          </table:table-cell>
          <table:table-cell table:style-name="ce4" table:formula="of:=0.5*[.H6]+0.5*[.F6]" office:value-type="float" office:value="0.0625" calcext:value-type="float">
            <text:p>0.0625</text:p>
          </table:table-cell>
          <table:table-cell table:style-name="ce4" table:formula="of:=0.5*[.I6]+0.5*[.G6]" office:value-type="float" office:value="0" calcext:value-type="float">
            <text:p>0</text:p>
          </table:table-cell>
          <table:table-cell table:style-name="ce4" table:formula="of:=0.5*[.J6]+0.5*[.H6]" office:value-type="float" office:value="0.25" calcext:value-type="float">
            <text:p>0.25</text:p>
          </table:table-cell>
          <table:table-cell table:style-name="ce4" table:formula="of:=0.5*[.K6]+0.5*[.I6]" office:value-type="float" office:value="0" calcext:value-type="float">
            <text:p>0</text:p>
          </table:table-cell>
          <table:table-cell table:style-name="ce4" table:formula="of:=0.5*[.L6]+0.5*[.J6]" office:value-type="float" office:value="0.375" calcext:value-type="float">
            <text:p>0.375</text:p>
          </table:table-cell>
          <table:table-cell table:style-name="ce4" table:formula="of:=0.5*[.M6]+0.5*[.K6]" office:value-type="float" office:value="0" calcext:value-type="float">
            <text:p>0</text:p>
          </table:table-cell>
          <table:table-cell table:style-name="ce4" table:formula="of:=0.5*[.N6]+0.5*[.L6]" office:value-type="float" office:value="0.25" calcext:value-type="float">
            <text:p>0.25</text:p>
          </table:table-cell>
          <table:table-cell table:style-name="ce4" table:formula="of:=0.5*[.O6]+0.5*[.M6]" office:value-type="float" office:value="0" calcext:value-type="float">
            <text:p>0</text:p>
          </table:table-cell>
          <table:table-cell table:style-name="ce4" table:formula="of:=0.5*[.P6]+0.5*[.N6]" office:value-type="float" office:value="0.0625" calcext:value-type="float">
            <text:p>0.0625</text:p>
          </table:table-cell>
          <table:table-cell table:style-name="ce4" table:formula="of:=0.5*[.Q6]+0.5*[.O6]" office:value-type="float" office:value="0" calcext:value-type="float">
            <text:p>0</text:p>
          </table:table-cell>
          <table:table-cell/>
          <table:table-cell table:style-name="ce18" table:formula="of:=SUM([.K7])" office:value-type="float" office:value="0.375" calcext:value-type="float">
            <text:p>0.375</text:p>
          </table:table-cell>
          <table:table-cell table:style-name="ce18" table:formula="of:=SUM([.J7];[.L7])" office:value-type="float" office:value="0" calcext:value-type="float">
            <text:p>0</text:p>
          </table:table-cell>
          <table:table-cell table:style-name="ce18" table:formula="of:=SUM([.M7];[.I7])" office:value-type="float" office:value="0.5" calcext:value-type="float">
            <text:p>0.5</text:p>
          </table:table-cell>
          <table:table-cell table:style-name="ce18" table:formula="of:=SUM([.N7];[.H7])" office:value-type="float" office:value="0" calcext:value-type="float">
            <text:p>0</text:p>
          </table:table-cell>
          <table:table-cell table:style-name="ce18" table:formula="of:=SUM([.O7];[.G7])" office:value-type="float" office:value="0.125" calcext:value-type="float">
            <text:p>0.125</text:p>
          </table:table-cell>
          <table:table-cell table:style-name="ce18" table:formula="of:=SUM([.P7];[.F7])" office:value-type="float" office:value="0" calcext:value-type="float">
            <text:p>0</text:p>
          </table:table-cell>
          <table:table-cell/>
          <table:table-cell table:formula="of:=SUM([.W$1]*[.W7]+[.V$1]*[.V7]+[.U$1]*[.U7]+[.T$1]*[.T7]+[.S$1]*[.S7]+[.R$1]*[.R7])" office:value-type="float" office:value="1.5" calcext:value-type="float">
            <text:p>1.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2^[.B8]" office:value-type="float" office:value="32" calcext:value-type="float">
            <text:p>32</text:p>
          </table:table-cell>
          <table:table-cell table:style-name="Default"/>
          <table:table-cell/>
          <table:table-cell table:style-name="ce4" table:formula="of:=0.5*[.G7]+0.5*[.E7]" office:value-type="float" office:value="0.03125" calcext:value-type="float">
            <text:p>0.03125</text:p>
          </table:table-cell>
          <table:table-cell table:style-name="ce4" table:formula="of:=0.5*[.H7]+0.5*[.F7]" office:value-type="float" office:value="0" calcext:value-type="float">
            <text:p>0</text:p>
          </table:table-cell>
          <table:table-cell table:style-name="ce4" table:formula="of:=0.5*[.I7]+0.5*[.G7]" office:value-type="float" office:value="0.15625" calcext:value-type="float">
            <text:p>0.15625</text:p>
          </table:table-cell>
          <table:table-cell table:style-name="ce4" table:formula="of:=0.5*[.J7]+0.5*[.H7]" office:value-type="float" office:value="0" calcext:value-type="float">
            <text:p>0</text:p>
          </table:table-cell>
          <table:table-cell table:style-name="ce4" table:formula="of:=0.5*[.K7]+0.5*[.I7]" office:value-type="float" office:value="0.3125" calcext:value-type="float">
            <text:p>0.3125</text:p>
          </table:table-cell>
          <table:table-cell table:style-name="ce17" table:formula="of:=0.5*[.L7]+0.5*[.J7]" office:value-type="float" office:value="0" calcext:value-type="float">
            <text:p>0</text:p>
          </table:table-cell>
          <table:table-cell table:style-name="ce4" table:formula="of:=0.5*[.M7]+0.5*[.K7]" office:value-type="float" office:value="0.3125" calcext:value-type="float">
            <text:p>0.3125</text:p>
          </table:table-cell>
          <table:table-cell table:style-name="ce4" table:formula="of:=0.5*[.N7]+0.5*[.L7]" office:value-type="float" office:value="0" calcext:value-type="float">
            <text:p>0</text:p>
          </table:table-cell>
          <table:table-cell table:style-name="ce4" table:formula="of:=0.5*[.O7]+0.5*[.M7]" office:value-type="float" office:value="0.15625" calcext:value-type="float">
            <text:p>0.15625</text:p>
          </table:table-cell>
          <table:table-cell table:style-name="ce4" table:formula="of:=0.5*[.P7]+0.5*[.N7]" office:value-type="float" office:value="0" calcext:value-type="float">
            <text:p>0</text:p>
          </table:table-cell>
          <table:table-cell table:style-name="ce4" table:formula="of:=0.5*[.Q7]+0.5*[.O7]" office:value-type="float" office:value="0.03125" calcext:value-type="float">
            <text:p>0.03125</text:p>
          </table:table-cell>
          <table:table-cell/>
          <table:table-cell table:style-name="ce18" table:formula="of:=SUM([.K8])" office:value-type="float" office:value="0" calcext:value-type="float">
            <text:p>0</text:p>
          </table:table-cell>
          <table:table-cell table:style-name="ce18" table:formula="of:=SUM([.J8];[.L8])" office:value-type="float" office:value="0.625" calcext:value-type="float">
            <text:p>0.625</text:p>
          </table:table-cell>
          <table:table-cell table:style-name="ce18" table:formula="of:=SUM([.M8];[.I8])" office:value-type="float" office:value="0" calcext:value-type="float">
            <text:p>0</text:p>
          </table:table-cell>
          <table:table-cell table:style-name="ce18" table:formula="of:=SUM([.N8];[.H8])" office:value-type="float" office:value="0.3125" calcext:value-type="float">
            <text:p>0.3125</text:p>
          </table:table-cell>
          <table:table-cell table:style-name="ce18" table:formula="of:=SUM([.O8];[.G8])" office:value-type="float" office:value="0" calcext:value-type="float">
            <text:p>0</text:p>
          </table:table-cell>
          <table:table-cell table:style-name="ce18" table:formula="of:=SUM([.P8];[.F8])" office:value-type="float" office:value="0.0625" calcext:value-type="float">
            <text:p>0.0625</text:p>
          </table:table-cell>
          <table:table-cell/>
          <table:table-cell table:formula="of:=SUM([.W$1]*[.W8]+[.V$1]*[.V8]+[.U$1]*[.U8]+[.T$1]*[.T8]+[.S$1]*[.S8]+[.R$1]*[.R8])" office:value-type="float" office:value="1.875" calcext:value-type="float">
            <text:p>1.87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2^[.B9]" office:value-type="float" office:value="64" calcext:value-type="float">
            <text:p>64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2^[.B10]" office:value-type="float" office:value="128" calcext:value-type="float">
            <text:p>128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2^[.B12]" office:value-type="float" office:value="512" calcext:value-type="float">
            <text:p>512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2^[.B13]" office:value-type="float" office:value="1024" calcext:value-type="float">
            <text:p>1024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2^[.B14]" office:value-type="float" office:value="2048" calcext:value-type="float">
            <text:p>2048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2^[.B15]" office:value-type="float" office:value="4096" calcext:value-type="float">
            <text:p>4096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2^[.B16]" office:value-type="float" office:value="8192" calcext:value-type="float">
            <text:p>8192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2^[.B17]" office:value-type="float" office:value="16384" calcext:value-type="float">
            <text:p>16384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2^[.B18]" office:value-type="float" office:value="32768" calcext:value-type="float">
            <text:p>32768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2^[.B19]" office:value-type="float" office:value="65536" calcext:value-type="float">
            <text:p>65536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2^[.B20]" office:value-type="float" office:value="131072" calcext:value-type="float">
            <text:p>131072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2^[.B21]" office:value-type="float" office:value="262144" calcext:value-type="float">
            <text:p>262144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2^[.B22]" office:value-type="float" office:value="524288" calcext:value-type="float">
            <text:p>524288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2^[.B23]" office:value-type="float" office:value="1048576" calcext:value-type="float">
            <text:p>1048576</text:p>
          </table:table-cell>
          <table:table-cell table:style-name="Default"/>
          <table:table-cell table:number-columns-repeated="2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2D RANDOM WALKS</text:p>
          </table:table-cell>
          <table:table-cell table:number-columns-repeated="2"/>
          <table:table-cell table:style-name="Default"/>
          <table:table-cell table:number-columns-repeated="2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 calcext:value-type="string">
            <text:p>Number of steps</text:p>
          </table:table-cell>
          <table:table-cell office:value-type="string" calcext:value-type="string">
            <text:p>Possible walks</text:p>
          </table:table-cell>
          <table:table-cell table:style-name="Default"/>
          <table:table-cell office:value-type="string" calcext:value-type="string">
            <text:p>N=0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4^[.B30]" office:value-type="float" office:value="1" calcext:value-type="float">
            <text:p>1</text:p>
          </table:table-cell>
          <table:table-cell table:style-name="Default"/>
          <table:table-cell table:style-name="ce3"/>
          <table:table-cell table:number-columns-repeated="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4^[.B31]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4^[.B32]"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4^[.B33]" office:value-type="float" office:value="64" calcext:value-type="float">
            <text:p>64</text:p>
          </table:table-cell>
          <table:table-cell office:value-type="float" office:value="-3" calcext:value-type="float">
            <text:p>-3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4^[.B34]"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4^[.B35]" office:value-type="float" office:value="1024" calcext:value-type="float">
            <text:p>1024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4^[.B36]"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4^[.B37]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4^[.B38]"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4^[.B39]"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4^[.B40]"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4^[.B41]"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11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4^[.B42]" office:value-type="float" office:value="16777216" calcext:value-type="float">
            <text:p>16777216</text:p>
          </table:table-cell>
          <table:table-cell table:style-name="Default"/>
          <table:table-cell table:number-columns-repeated="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4^[.B43]" office:value-type="float" office:value="67108864" calcext:value-type="float">
            <text:p>67108864</text:p>
          </table:table-cell>
          <table:table-cell table:style-name="Default"/>
          <table:table-cell office:value-type="string" calcext:value-type="string">
            <text:p>N=1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4^[.B44]" office:value-type="float" office:value="268435456" calcext:value-type="float">
            <text:p>268435456</text:p>
          </table:table-cell>
          <table:table-cell table:style-name="Default"/>
          <table:table-cell table:style-name="ce3"/>
          <table:table-cell table:number-columns-repeated="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4^[.B45]" office:value-type="float" office:value="1073741824" calcext:value-type="float">
            <text:p>1073741824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23" table:formula="of:=0.25*[.F32]+0.25*[.G31]+0.25*[.F30]+0.25*[.E31]" office:value-type="float" office:value="0" calcext:value-type="float">
            <text:p>0</text:p>
          </table:table-cell>
          <table:table-cell table:style-name="ce23" table:formula="of:=0.25*[.G32]+0.25*[.H31]+0.25*[.G30]+0.25*[.F31]" office:value-type="float" office:value="0" calcext:value-type="float">
            <text:p>0</text:p>
          </table:table-cell>
          <table:table-cell table:style-name="ce23" table:formula="of:=0.25*[.H32]+0.25*[.I31]+0.25*[.H30]+0.25*[.G31]" office:value-type="float" office:value="0" calcext:value-type="float">
            <text:p>0</text:p>
          </table:table-cell>
          <table:table-cell table:style-name="ce23" table:formula="of:=0.25*[.I32]+0.25*[.J31]+0.25*[.I30]+0.25*[.H31]" office:value-type="float" office:value="0" calcext:value-type="float">
            <text:p>0</text:p>
          </table:table-cell>
          <table:table-cell table:style-name="ce23" table:formula="of:=0.25*[.J32]+0.25*[.K31]+0.25*[.J30]+0.25*[.I31]" office:value-type="float" office:value="0" calcext:value-type="float">
            <text:p>0</text:p>
          </table:table-cell>
          <table:table-cell table:style-name="ce23" table:formula="of:=0.25*[.K32]+0.25*[.L31]+0.25*[.K30]+0.25*[.J31]" office:value-type="float" office:value="0" calcext:value-type="float">
            <text:p>0</text:p>
          </table:table-cell>
          <table:table-cell table:style-name="ce23" table:formula="of:=0.25*[.L32]+0.25*[.M31]+0.25*[.L30]+0.25*[.K31]" office:value-type="float" office:value="0" calcext:value-type="float">
            <text:p>0</text:p>
          </table:table-cell>
          <table:table-cell table:style-name="ce23" table:formula="of:=0.25*[.M32]+0.25*[.N31]+0.25*[.M30]+0.25*[.L31]" office:value-type="float" office:value="0" calcext:value-type="float">
            <text:p>0</text:p>
          </table:table-cell>
          <table:table-cell table:style-name="ce23" table:formula="of:=0.25*[.N32]+0.25*[.O31]+0.25*[.N30]+0.25*[.M31]" office:value-type="float" office:value="0" calcext:value-type="float">
            <text:p>0</text:p>
          </table:table-cell>
          <table:table-cell table:style-name="ce23" table:formula="of:=0.25*[.O32]+0.25*[.P31]+0.25*[.O30]+0.25*[.N31]" office:value-type="float" office:value="0" calcext:value-type="float">
            <text:p>0</text:p>
          </table:table-cell>
          <table:table-cell table:style-name="ce23" table:formula="of:=0.25*[.P32]+0.25*[.Q31]+0.25*[.P30]+0.25*[.O3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4^[.B46]" office:value-type="float" office:value="4294967296" calcext:value-type="float">
            <text:p>4294967296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23" table:formula="of:=0.25*[.F33]+0.25*[.G32]+0.25*[.F31]+0.25*[.E32]" office:value-type="float" office:value="0" calcext:value-type="float">
            <text:p>0</text:p>
          </table:table-cell>
          <table:table-cell table:style-name="ce23" table:formula="of:=0.25*[.G33]+0.25*[.H32]+0.25*[.G31]+0.25*[.F32]" office:value-type="float" office:value="0" calcext:value-type="float">
            <text:p>0</text:p>
          </table:table-cell>
          <table:table-cell table:style-name="ce23" table:formula="of:=0.25*[.H33]+0.25*[.I32]+0.25*[.H31]+0.25*[.G32]" office:value-type="float" office:value="0" calcext:value-type="float">
            <text:p>0</text:p>
          </table:table-cell>
          <table:table-cell table:style-name="ce23" table:formula="of:=0.25*[.I33]+0.25*[.J32]+0.25*[.I31]+0.25*[.H32]" office:value-type="float" office:value="0" calcext:value-type="float">
            <text:p>0</text:p>
          </table:table-cell>
          <table:table-cell table:style-name="ce23" table:formula="of:=0.25*[.J33]+0.25*[.K32]+0.25*[.J31]+0.25*[.I32]" office:value-type="float" office:value="0" calcext:value-type="float">
            <text:p>0</text:p>
          </table:table-cell>
          <table:table-cell table:style-name="ce23" table:formula="of:=0.25*[.K33]+0.25*[.L32]+0.25*[.K31]+0.25*[.J32]" office:value-type="float" office:value="0" calcext:value-type="float">
            <text:p>0</text:p>
          </table:table-cell>
          <table:table-cell table:style-name="ce23" table:formula="of:=0.25*[.L33]+0.25*[.M32]+0.25*[.L31]+0.25*[.K32]" office:value-type="float" office:value="0" calcext:value-type="float">
            <text:p>0</text:p>
          </table:table-cell>
          <table:table-cell table:style-name="ce23" table:formula="of:=0.25*[.M33]+0.25*[.N32]+0.25*[.M31]+0.25*[.L32]" office:value-type="float" office:value="0" calcext:value-type="float">
            <text:p>0</text:p>
          </table:table-cell>
          <table:table-cell table:style-name="ce23" table:formula="of:=0.25*[.N33]+0.25*[.O32]+0.25*[.N31]+0.25*[.M32]" office:value-type="float" office:value="0" calcext:value-type="float">
            <text:p>0</text:p>
          </table:table-cell>
          <table:table-cell table:style-name="ce23" table:formula="of:=0.25*[.O33]+0.25*[.P32]+0.25*[.O31]+0.25*[.N32]" office:value-type="float" office:value="0" calcext:value-type="float">
            <text:p>0</text:p>
          </table:table-cell>
          <table:table-cell table:style-name="ce23" table:formula="of:=0.25*[.P33]+0.25*[.Q32]+0.25*[.P31]+0.25*[.O3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4^[.B47]" office:value-type="float" office:value="17179869184" calcext:value-type="float">
            <text:p>17179869184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23" table:formula="of:=0.25*[.F34]+0.25*[.G33]+0.25*[.F32]+0.25*[.E33]" office:value-type="float" office:value="0" calcext:value-type="float">
            <text:p>0</text:p>
          </table:table-cell>
          <table:table-cell table:style-name="ce29" table:formula="of:=0.25*[.G34]+0.25*[.H33]+0.25*[.G32]+0.25*[.F33]" office:value-type="float" office:value="0" calcext:value-type="float">
            <text:p>0</text:p>
          </table:table-cell>
          <table:table-cell table:style-name="ce23" table:formula="of:=0.25*[.H34]+0.25*[.I33]+0.25*[.H32]+0.25*[.G33]" office:value-type="float" office:value="0" calcext:value-type="float">
            <text:p>0</text:p>
          </table:table-cell>
          <table:table-cell table:style-name="ce23" table:formula="of:=0.25*[.I34]+0.25*[.J33]+0.25*[.I32]+0.25*[.H33]" office:value-type="float" office:value="0" calcext:value-type="float">
            <text:p>0</text:p>
          </table:table-cell>
          <table:table-cell table:style-name="ce23" table:formula="of:=0.25*[.J34]+0.25*[.K33]+0.25*[.J32]+0.25*[.I33]" office:value-type="float" office:value="0" calcext:value-type="float">
            <text:p>0</text:p>
          </table:table-cell>
          <table:table-cell table:style-name="ce23" table:formula="of:=0.25*[.K34]+0.25*[.L33]+0.25*[.K32]+0.25*[.J33]" office:value-type="float" office:value="0" calcext:value-type="float">
            <text:p>0</text:p>
          </table:table-cell>
          <table:table-cell table:style-name="ce23" table:formula="of:=0.25*[.L34]+0.25*[.M33]+0.25*[.L32]+0.25*[.K33]" office:value-type="float" office:value="0" calcext:value-type="float">
            <text:p>0</text:p>
          </table:table-cell>
          <table:table-cell table:style-name="ce23" table:formula="of:=0.25*[.M34]+0.25*[.N33]+0.25*[.M32]+0.25*[.L33]" office:value-type="float" office:value="0" calcext:value-type="float">
            <text:p>0</text:p>
          </table:table-cell>
          <table:table-cell table:style-name="ce23" table:formula="of:=0.25*[.N34]+0.25*[.O33]+0.25*[.N32]+0.25*[.M33]" office:value-type="float" office:value="0" calcext:value-type="float">
            <text:p>0</text:p>
          </table:table-cell>
          <table:table-cell table:style-name="ce23" table:formula="of:=0.25*[.O34]+0.25*[.P33]+0.25*[.O32]+0.25*[.N33]" office:value-type="float" office:value="0" calcext:value-type="float">
            <text:p>0</text:p>
          </table:table-cell>
          <table:table-cell table:style-name="ce23" table:formula="of:=0.25*[.P34]+0.25*[.Q33]+0.25*[.P32]+0.25*[.O3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4^[.B48]" office:value-type="float" office:value="68719476736" calcext:value-type="float">
            <text:p>68719476736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23" table:formula="of:=0.25*[.F35]+0.25*[.G34]+0.25*[.F33]+0.25*[.E34]" office:value-type="float" office:value="0" calcext:value-type="float">
            <text:p>0</text:p>
          </table:table-cell>
          <table:table-cell table:style-name="ce29" table:formula="of:=0.25*[.G35]+0.25*[.H34]+0.25*[.G33]+0.25*[.F34]" office:value-type="float" office:value="0" calcext:value-type="float">
            <text:p>0</text:p>
          </table:table-cell>
          <table:table-cell table:style-name="ce23" table:formula="of:=0.25*[.H35]+0.25*[.I34]+0.25*[.H33]+0.25*[.G34]" office:value-type="float" office:value="0" calcext:value-type="float">
            <text:p>0</text:p>
          </table:table-cell>
          <table:table-cell table:style-name="ce23" table:formula="of:=0.25*[.I35]+0.25*[.J34]+0.25*[.I33]+0.25*[.H34]" office:value-type="float" office:value="0" calcext:value-type="float">
            <text:p>0</text:p>
          </table:table-cell>
          <table:table-cell table:style-name="ce23" table:formula="of:=0.25*[.J35]+0.25*[.K34]+0.25*[.J33]+0.25*[.I34]" office:value-type="float" office:value="0" calcext:value-type="float">
            <text:p>0</text:p>
          </table:table-cell>
          <table:table-cell table:style-name="ce23" table:formula="of:=0.25*[.K35]+0.25*[.L34]+0.25*[.K33]+0.25*[.J34]" office:value-type="float" office:value="0" calcext:value-type="float">
            <text:p>0</text:p>
          </table:table-cell>
          <table:table-cell table:style-name="ce23" table:formula="of:=0.25*[.L35]+0.25*[.M34]+0.25*[.L33]+0.25*[.K34]" office:value-type="float" office:value="0" calcext:value-type="float">
            <text:p>0</text:p>
          </table:table-cell>
          <table:table-cell table:style-name="ce23" table:formula="of:=0.25*[.M35]+0.25*[.N34]+0.25*[.M33]+0.25*[.L34]" office:value-type="float" office:value="0" calcext:value-type="float">
            <text:p>0</text:p>
          </table:table-cell>
          <table:table-cell table:style-name="ce23" table:formula="of:=0.25*[.N35]+0.25*[.O34]+0.25*[.N33]+0.25*[.M34]" office:value-type="float" office:value="0" calcext:value-type="float">
            <text:p>0</text:p>
          </table:table-cell>
          <table:table-cell table:style-name="ce23" table:formula="of:=0.25*[.O35]+0.25*[.P34]+0.25*[.O33]+0.25*[.N34]" office:value-type="float" office:value="0" calcext:value-type="float">
            <text:p>0</text:p>
          </table:table-cell>
          <table:table-cell table:style-name="ce23" table:formula="of:=0.25*[.P35]+0.25*[.Q34]+0.25*[.P33]+0.25*[.O3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4^[.B49]" office:value-type="float" office:value="274877906944" calcext:value-type="float">
            <text:p>274877906944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3" table:formula="of:=0.25*[.F36]+0.25*[.G35]+0.25*[.F34]+0.25*[.E35]" office:value-type="float" office:value="0" calcext:value-type="float">
            <text:p>0</text:p>
          </table:table-cell>
          <table:table-cell table:style-name="ce29" table:formula="of:=0.25*[.G36]+0.25*[.H35]+0.25*[.G34]+0.25*[.F35]" office:value-type="float" office:value="0" calcext:value-type="float">
            <text:p>0</text:p>
          </table:table-cell>
          <table:table-cell table:style-name="ce23" table:formula="of:=0.25*[.H36]+0.25*[.I35]+0.25*[.H34]+0.25*[.G35]" office:value-type="float" office:value="0" calcext:value-type="float">
            <text:p>0</text:p>
          </table:table-cell>
          <table:table-cell table:style-name="ce23" table:formula="of:=0.25*[.I36]+0.25*[.J35]+0.25*[.I34]+0.25*[.H35]" office:value-type="float" office:value="0" calcext:value-type="float">
            <text:p>0</text:p>
          </table:table-cell>
          <table:table-cell table:style-name="ce23" table:formula="of:=0.25*[.J36]+0.25*[.K35]+0.25*[.J34]+0.25*[.I35]" office:value-type="float" office:value="0" calcext:value-type="float">
            <text:p>0</text:p>
          </table:table-cell>
          <table:table-cell table:style-name="ce23" table:formula="of:=0.25*[.K36]+0.25*[.L35]+0.25*[.K34]+0.25*[.J35]" office:value-type="float" office:value="0.25" calcext:value-type="float">
            <text:p>0.25</text:p>
          </table:table-cell>
          <table:table-cell table:style-name="ce23" table:formula="of:=0.25*[.L36]+0.25*[.M35]+0.25*[.L34]+0.25*[.K35]" office:value-type="float" office:value="0" calcext:value-type="float">
            <text:p>0</text:p>
          </table:table-cell>
          <table:table-cell table:style-name="ce23" table:formula="of:=0.25*[.M36]+0.25*[.N35]+0.25*[.M34]+0.25*[.L35]" office:value-type="float" office:value="0" calcext:value-type="float">
            <text:p>0</text:p>
          </table:table-cell>
          <table:table-cell table:style-name="ce23" table:formula="of:=0.25*[.N36]+0.25*[.O35]+0.25*[.N34]+0.25*[.M35]" office:value-type="float" office:value="0" calcext:value-type="float">
            <text:p>0</text:p>
          </table:table-cell>
          <table:table-cell table:style-name="ce23" table:formula="of:=0.25*[.O36]+0.25*[.P35]+0.25*[.O34]+0.25*[.N35]" office:value-type="float" office:value="0" calcext:value-type="float">
            <text:p>0</text:p>
          </table:table-cell>
          <table:table-cell table:style-name="ce23" table:formula="of:=0.25*[.P36]+0.25*[.Q35]+0.25*[.P34]+0.25*[.O3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4^[.B50]" office:value-type="float" office:value="1099511627776" calcext:value-type="float">
            <text:p>109951162777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table:formula="of:=0.25*[.F37]+0.25*[.G36]+0.25*[.F35]+0.25*[.E36]" office:value-type="float" office:value="0" calcext:value-type="float">
            <text:p>0</text:p>
          </table:table-cell>
          <table:table-cell table:style-name="ce29" table:formula="of:=0.25*[.G37]+0.25*[.H36]+0.25*[.G35]+0.25*[.F36]" office:value-type="float" office:value="0" calcext:value-type="float">
            <text:p>0</text:p>
          </table:table-cell>
          <table:table-cell table:style-name="ce23" table:formula="of:=0.25*[.H37]+0.25*[.I36]+0.25*[.H35]+0.25*[.G36]" office:value-type="float" office:value="0" calcext:value-type="float">
            <text:p>0</text:p>
          </table:table-cell>
          <table:table-cell table:style-name="ce23" table:formula="of:=0.25*[.I37]+0.25*[.J36]+0.25*[.I35]+0.25*[.H36]" office:value-type="float" office:value="0" calcext:value-type="float">
            <text:p>0</text:p>
          </table:table-cell>
          <table:table-cell table:style-name="ce23" table:formula="of:=0.25*[.J37]+0.25*[.K36]+0.25*[.J35]+0.25*[.I36]" office:value-type="float" office:value="0.25" calcext:value-type="float">
            <text:p>0.25</text:p>
          </table:table-cell>
          <table:table-cell table:style-name="ce23" table:formula="of:=0.25*[.K37]+0.25*[.L36]+0.25*[.K35]+0.25*[.J36]" office:value-type="float" office:value="0" calcext:value-type="float">
            <text:p>0</text:p>
          </table:table-cell>
          <table:table-cell table:style-name="ce23" table:formula="of:=0.25*[.L37]+0.25*[.M36]+0.25*[.L35]+0.25*[.K36]" office:value-type="float" office:value="0.25" calcext:value-type="float">
            <text:p>0.25</text:p>
          </table:table-cell>
          <table:table-cell table:style-name="ce23" table:formula="of:=0.25*[.M37]+0.25*[.N36]+0.25*[.M35]+0.25*[.L36]" office:value-type="float" office:value="0" calcext:value-type="float">
            <text:p>0</text:p>
          </table:table-cell>
          <table:table-cell table:style-name="ce23" table:formula="of:=0.25*[.N37]+0.25*[.O36]+0.25*[.N35]+0.25*[.M36]" office:value-type="float" office:value="0" calcext:value-type="float">
            <text:p>0</text:p>
          </table:table-cell>
          <table:table-cell table:style-name="ce23" table:formula="of:=0.25*[.O37]+0.25*[.P36]+0.25*[.O35]+0.25*[.N36]" office:value-type="float" office:value="0" calcext:value-type="float">
            <text:p>0</text:p>
          </table:table-cell>
          <table:table-cell table:style-name="ce23" table:formula="of:=0.25*[.P37]+0.25*[.Q36]+0.25*[.P35]+0.25*[.O3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3" table:formula="of:=0.25*[.F38]+0.25*[.G37]+0.25*[.F36]+0.25*[.E37]" office:value-type="float" office:value="0" calcext:value-type="float">
            <text:p>0</text:p>
          </table:table-cell>
          <table:table-cell table:style-name="ce29" table:formula="of:=0.25*[.G38]+0.25*[.H37]+0.25*[.G36]+0.25*[.F37]" office:value-type="float" office:value="0" calcext:value-type="float">
            <text:p>0</text:p>
          </table:table-cell>
          <table:table-cell table:style-name="ce23" table:formula="of:=0.25*[.H38]+0.25*[.I37]+0.25*[.H36]+0.25*[.G37]" office:value-type="float" office:value="0" calcext:value-type="float">
            <text:p>0</text:p>
          </table:table-cell>
          <table:table-cell table:style-name="ce23" table:formula="of:=0.25*[.I38]+0.25*[.J37]+0.25*[.I36]+0.25*[.H37]" office:value-type="float" office:value="0" calcext:value-type="float">
            <text:p>0</text:p>
          </table:table-cell>
          <table:table-cell table:style-name="ce23" table:formula="of:=0.25*[.J38]+0.25*[.K37]+0.25*[.J36]+0.25*[.I37]" office:value-type="float" office:value="0" calcext:value-type="float">
            <text:p>0</text:p>
          </table:table-cell>
          <table:table-cell table:style-name="ce23" table:formula="of:=0.25*[.K38]+0.25*[.L37]+0.25*[.K36]+0.25*[.J37]" office:value-type="float" office:value="0.25" calcext:value-type="float">
            <text:p>0.25</text:p>
          </table:table-cell>
          <table:table-cell table:style-name="ce23" table:formula="of:=0.25*[.L38]+0.25*[.M37]+0.25*[.L36]+0.25*[.K37]" office:value-type="float" office:value="0" calcext:value-type="float">
            <text:p>0</text:p>
          </table:table-cell>
          <table:table-cell table:style-name="ce23" table:formula="of:=0.25*[.M38]+0.25*[.N37]+0.25*[.M36]+0.25*[.L37]" office:value-type="float" office:value="0" calcext:value-type="float">
            <text:p>0</text:p>
          </table:table-cell>
          <table:table-cell table:style-name="ce23" table:formula="of:=0.25*[.N38]+0.25*[.O37]+0.25*[.N36]+0.25*[.M37]" office:value-type="float" office:value="0" calcext:value-type="float">
            <text:p>0</text:p>
          </table:table-cell>
          <table:table-cell table:style-name="ce23" table:formula="of:=0.25*[.O38]+0.25*[.P37]+0.25*[.O36]+0.25*[.N37]" office:value-type="float" office:value="0" calcext:value-type="float">
            <text:p>0</text:p>
          </table:table-cell>
          <table:table-cell table:style-name="ce23" table:formula="of:=0.25*[.P38]+0.25*[.Q37]+0.25*[.P36]+0.25*[.O3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23" table:formula="of:=0.25*[.F39]+0.25*[.G38]+0.25*[.F37]+0.25*[.E38]" office:value-type="float" office:value="0" calcext:value-type="float">
            <text:p>0</text:p>
          </table:table-cell>
          <table:table-cell table:style-name="ce29" table:formula="of:=0.25*[.G39]+0.25*[.H38]+0.25*[.G37]+0.25*[.F38]" office:value-type="float" office:value="0" calcext:value-type="float">
            <text:p>0</text:p>
          </table:table-cell>
          <table:table-cell table:style-name="ce23" table:formula="of:=0.25*[.H39]+0.25*[.I38]+0.25*[.H37]+0.25*[.G38]" office:value-type="float" office:value="0" calcext:value-type="float">
            <text:p>0</text:p>
          </table:table-cell>
          <table:table-cell table:style-name="ce23" table:formula="of:=0.25*[.I39]+0.25*[.J38]+0.25*[.I37]+0.25*[.H38]" office:value-type="float" office:value="0" calcext:value-type="float">
            <text:p>0</text:p>
          </table:table-cell>
          <table:table-cell table:style-name="ce23" table:formula="of:=0.25*[.J39]+0.25*[.K38]+0.25*[.J37]+0.25*[.I38]" office:value-type="float" office:value="0" calcext:value-type="float">
            <text:p>0</text:p>
          </table:table-cell>
          <table:table-cell table:style-name="ce23" table:formula="of:=0.25*[.K39]+0.25*[.L38]+0.25*[.K37]+0.25*[.J38]" office:value-type="float" office:value="0" calcext:value-type="float">
            <text:p>0</text:p>
          </table:table-cell>
          <table:table-cell table:style-name="ce23" table:formula="of:=0.25*[.L39]+0.25*[.M38]+0.25*[.L37]+0.25*[.K38]" office:value-type="float" office:value="0" calcext:value-type="float">
            <text:p>0</text:p>
          </table:table-cell>
          <table:table-cell table:style-name="ce23" table:formula="of:=0.25*[.M39]+0.25*[.N38]+0.25*[.M37]+0.25*[.L38]" office:value-type="float" office:value="0" calcext:value-type="float">
            <text:p>0</text:p>
          </table:table-cell>
          <table:table-cell table:style-name="ce23" table:formula="of:=0.25*[.N39]+0.25*[.O38]+0.25*[.N37]+0.25*[.M38]" office:value-type="float" office:value="0" calcext:value-type="float">
            <text:p>0</text:p>
          </table:table-cell>
          <table:table-cell table:style-name="ce23" table:formula="of:=0.25*[.O39]+0.25*[.P38]+0.25*[.O37]+0.25*[.N38]" office:value-type="float" office:value="0" calcext:value-type="float">
            <text:p>0</text:p>
          </table:table-cell>
          <table:table-cell table:style-name="ce23" table:formula="of:=0.25*[.P39]+0.25*[.Q38]+0.25*[.P37]+0.25*[.O3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23" table:formula="of:=0.25*[.F40]+0.25*[.G39]+0.25*[.F38]+0.25*[.E39]" office:value-type="float" office:value="0" calcext:value-type="float">
            <text:p>0</text:p>
          </table:table-cell>
          <table:table-cell table:style-name="ce29" table:formula="of:=0.25*[.G40]+0.25*[.H39]+0.25*[.G38]+0.25*[.F39]" office:value-type="float" office:value="0" calcext:value-type="float">
            <text:p>0</text:p>
          </table:table-cell>
          <table:table-cell table:style-name="ce23" table:formula="of:=0.25*[.H40]+0.25*[.I39]+0.25*[.H38]+0.25*[.G39]" office:value-type="float" office:value="0" calcext:value-type="float">
            <text:p>0</text:p>
          </table:table-cell>
          <table:table-cell table:style-name="ce23" table:formula="of:=0.25*[.I40]+0.25*[.J39]+0.25*[.I38]+0.25*[.H39]" office:value-type="float" office:value="0" calcext:value-type="float">
            <text:p>0</text:p>
          </table:table-cell>
          <table:table-cell table:style-name="ce23" table:formula="of:=0.25*[.J40]+0.25*[.K39]+0.25*[.J38]+0.25*[.I39]" office:value-type="float" office:value="0" calcext:value-type="float">
            <text:p>0</text:p>
          </table:table-cell>
          <table:table-cell table:style-name="ce23" table:formula="of:=0.25*[.K40]+0.25*[.L39]+0.25*[.K38]+0.25*[.J39]" office:value-type="float" office:value="0" calcext:value-type="float">
            <text:p>0</text:p>
          </table:table-cell>
          <table:table-cell table:style-name="ce23" table:formula="of:=0.25*[.L40]+0.25*[.M39]+0.25*[.L38]+0.25*[.K39]" office:value-type="float" office:value="0" calcext:value-type="float">
            <text:p>0</text:p>
          </table:table-cell>
          <table:table-cell table:style-name="ce23" table:formula="of:=0.25*[.M40]+0.25*[.N39]+0.25*[.M38]+0.25*[.L39]" office:value-type="float" office:value="0" calcext:value-type="float">
            <text:p>0</text:p>
          </table:table-cell>
          <table:table-cell table:style-name="ce23" table:formula="of:=0.25*[.N40]+0.25*[.O39]+0.25*[.N38]+0.25*[.M39]" office:value-type="float" office:value="0" calcext:value-type="float">
            <text:p>0</text:p>
          </table:table-cell>
          <table:table-cell table:style-name="ce23" table:formula="of:=0.25*[.O40]+0.25*[.P39]+0.25*[.O38]+0.25*[.N39]" office:value-type="float" office:value="0" calcext:value-type="float">
            <text:p>0</text:p>
          </table:table-cell>
          <table:table-cell table:style-name="ce23" table:formula="of:=0.25*[.P40]+0.25*[.Q39]+0.25*[.P38]+0.25*[.O3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23" table:formula="of:=0.25*[.F41]+0.25*[.G40]+0.25*[.F39]+0.25*[.E40]" office:value-type="float" office:value="0" calcext:value-type="float">
            <text:p>0</text:p>
          </table:table-cell>
          <table:table-cell table:style-name="ce29" table:formula="of:=0.25*[.G41]+0.25*[.H40]+0.25*[.G39]+0.25*[.F40]" office:value-type="float" office:value="0" calcext:value-type="float">
            <text:p>0</text:p>
          </table:table-cell>
          <table:table-cell table:style-name="ce23" table:formula="of:=0.25*[.H41]+0.25*[.I40]+0.25*[.H39]+0.25*[.G40]" office:value-type="float" office:value="0" calcext:value-type="float">
            <text:p>0</text:p>
          </table:table-cell>
          <table:table-cell table:style-name="ce23" table:formula="of:=0.25*[.I41]+0.25*[.J40]+0.25*[.I39]+0.25*[.H40]" office:value-type="float" office:value="0" calcext:value-type="float">
            <text:p>0</text:p>
          </table:table-cell>
          <table:table-cell table:style-name="ce23" table:formula="of:=0.25*[.J41]+0.25*[.K40]+0.25*[.J39]+0.25*[.I40]" office:value-type="float" office:value="0" calcext:value-type="float">
            <text:p>0</text:p>
          </table:table-cell>
          <table:table-cell table:style-name="ce23" table:formula="of:=0.25*[.K41]+0.25*[.L40]+0.25*[.K39]+0.25*[.J40]" office:value-type="float" office:value="0" calcext:value-type="float">
            <text:p>0</text:p>
          </table:table-cell>
          <table:table-cell table:style-name="ce23" table:formula="of:=0.25*[.L41]+0.25*[.M40]+0.25*[.L39]+0.25*[.K40]" office:value-type="float" office:value="0" calcext:value-type="float">
            <text:p>0</text:p>
          </table:table-cell>
          <table:table-cell table:style-name="ce23" table:formula="of:=0.25*[.M41]+0.25*[.N40]+0.25*[.M39]+0.25*[.L40]" office:value-type="float" office:value="0" calcext:value-type="float">
            <text:p>0</text:p>
          </table:table-cell>
          <table:table-cell table:style-name="ce23" table:formula="of:=0.25*[.N41]+0.25*[.O40]+0.25*[.N39]+0.25*[.M40]" office:value-type="float" office:value="0" calcext:value-type="float">
            <text:p>0</text:p>
          </table:table-cell>
          <table:table-cell table:style-name="ce23" table:formula="of:=0.25*[.O41]+0.25*[.P40]+0.25*[.O39]+0.25*[.N40]" office:value-type="float" office:value="0" calcext:value-type="float">
            <text:p>0</text:p>
          </table:table-cell>
          <table:table-cell table:style-name="ce23" table:formula="of:=0.25*[.P41]+0.25*[.Q40]+0.25*[.P39]+0.25*[.O4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23" table:formula="of:=0.25*[.F42]+0.25*[.G41]+0.25*[.F40]+0.25*[.E41]" office:value-type="float" office:value="0" calcext:value-type="float">
            <text:p>0</text:p>
          </table:table-cell>
          <table:table-cell table:style-name="ce29" table:formula="of:=0.25*[.G42]+0.25*[.H41]+0.25*[.G40]+0.25*[.F41]" office:value-type="float" office:value="0" calcext:value-type="float">
            <text:p>0</text:p>
          </table:table-cell>
          <table:table-cell table:style-name="ce23" table:formula="of:=0.25*[.H42]+0.25*[.I41]+0.25*[.H40]+0.25*[.G41]" office:value-type="float" office:value="0" calcext:value-type="float">
            <text:p>0</text:p>
          </table:table-cell>
          <table:table-cell table:style-name="ce23" table:formula="of:=0.25*[.I42]+0.25*[.J41]+0.25*[.I40]+0.25*[.H41]" office:value-type="float" office:value="0" calcext:value-type="float">
            <text:p>0</text:p>
          </table:table-cell>
          <table:table-cell table:style-name="ce23" table:formula="of:=0.25*[.J42]+0.25*[.K41]+0.25*[.J40]+0.25*[.I41]" office:value-type="float" office:value="0" calcext:value-type="float">
            <text:p>0</text:p>
          </table:table-cell>
          <table:table-cell table:style-name="ce23" table:formula="of:=0.25*[.K42]+0.25*[.L41]+0.25*[.K40]+0.25*[.J41]" office:value-type="float" office:value="0" calcext:value-type="float">
            <text:p>0</text:p>
          </table:table-cell>
          <table:table-cell table:style-name="ce23" table:formula="of:=0.25*[.L42]+0.25*[.M41]+0.25*[.L40]+0.25*[.K41]" office:value-type="float" office:value="0" calcext:value-type="float">
            <text:p>0</text:p>
          </table:table-cell>
          <table:table-cell table:style-name="ce23" table:formula="of:=0.25*[.M42]+0.25*[.N41]+0.25*[.M40]+0.25*[.L41]" office:value-type="float" office:value="0" calcext:value-type="float">
            <text:p>0</text:p>
          </table:table-cell>
          <table:table-cell table:style-name="ce23" table:formula="of:=0.25*[.N42]+0.25*[.O41]+0.25*[.N40]+0.25*[.M41]" office:value-type="float" office:value="0" calcext:value-type="float">
            <text:p>0</text:p>
          </table:table-cell>
          <table:table-cell table:style-name="ce23" table:formula="of:=0.25*[.O42]+0.25*[.P41]+0.25*[.O40]+0.25*[.N41]" office:value-type="float" office:value="0" calcext:value-type="float">
            <text:p>0</text:p>
          </table:table-cell>
          <table:table-cell table:style-name="ce23" table:formula="of:=0.25*[.P42]+0.25*[.Q41]+0.25*[.P40]+0.25*[.O4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=2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style-name="ce3"/>
          <table:table-cell table:number-columns-repeated="20"/>
        </table:table-row>
        <table:table-row table:style-name="ro2">
          <table:table-cell table:number-columns-repeated="3"/>
          <table:table-cell office:value-type="float" office:value="-5" calcext:value-type="float">
            <text:p>-5</text:p>
          </table:table-cell>
          <table:table-cell/>
          <table:table-cell table:style-name="ce7" table:formula="of:=0.25*[.F46]+0.25*[.G45]+0.25*[.F44]+0.25*[.E45]" office:value-type="float" office:value="0" calcext:value-type="float">
            <text:p>0</text:p>
          </table:table-cell>
          <table:table-cell table:style-name="ce7" table:formula="of:=0.25*[.G46]+0.25*[.H45]+0.25*[.G44]+0.25*[.F45]" office:value-type="float" office:value="0" calcext:value-type="float">
            <text:p>0</text:p>
          </table:table-cell>
          <table:table-cell table:style-name="ce7" table:formula="of:=0.25*[.H46]+0.25*[.I45]+0.25*[.H44]+0.25*[.G45]" office:value-type="float" office:value="0" calcext:value-type="float">
            <text:p>0</text:p>
          </table:table-cell>
          <table:table-cell table:style-name="ce7" table:formula="of:=0.25*[.I46]+0.25*[.J45]+0.25*[.I44]+0.25*[.H45]" office:value-type="float" office:value="0" calcext:value-type="float">
            <text:p>0</text:p>
          </table:table-cell>
          <table:table-cell table:style-name="ce7" table:formula="of:=0.25*[.J46]+0.25*[.K45]+0.25*[.J44]+0.25*[.I45]" office:value-type="float" office:value="0" calcext:value-type="float">
            <text:p>0</text:p>
          </table:table-cell>
          <table:table-cell table:style-name="ce7" table:formula="of:=0.25*[.K46]+0.25*[.L45]+0.25*[.K44]+0.25*[.J45]" office:value-type="float" office:value="0" calcext:value-type="float">
            <text:p>0</text:p>
          </table:table-cell>
          <table:table-cell table:style-name="ce7" table:formula="of:=0.25*[.L46]+0.25*[.M45]+0.25*[.L44]+0.25*[.K45]" office:value-type="float" office:value="0" calcext:value-type="float">
            <text:p>0</text:p>
          </table:table-cell>
          <table:table-cell table:style-name="ce7" table:formula="of:=0.25*[.M46]+0.25*[.N45]+0.25*[.M44]+0.25*[.L45]" office:value-type="float" office:value="0" calcext:value-type="float">
            <text:p>0</text:p>
          </table:table-cell>
          <table:table-cell table:style-name="ce7" table:formula="of:=0.25*[.N46]+0.25*[.O45]+0.25*[.N44]+0.25*[.M45]" office:value-type="float" office:value="0" calcext:value-type="float">
            <text:p>0</text:p>
          </table:table-cell>
          <table:table-cell table:style-name="ce7" table:formula="of:=0.25*[.O46]+0.25*[.P45]+0.25*[.O44]+0.25*[.N45]" office:value-type="float" office:value="0" calcext:value-type="float">
            <text:p>0</text:p>
          </table:table-cell>
          <table:table-cell table:style-name="ce7" table:formula="of:=0.25*[.P46]+0.25*[.Q45]+0.25*[.P44]+0.25*[.O4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4" calcext:value-type="float">
            <text:p>-4</text:p>
          </table:table-cell>
          <table:table-cell/>
          <table:table-cell table:style-name="ce7" table:formula="of:=0.25*[.F47]+0.25*[.G46]+0.25*[.F45]+0.25*[.E46]" office:value-type="float" office:value="0" calcext:value-type="float">
            <text:p>0</text:p>
          </table:table-cell>
          <table:table-cell table:style-name="ce7" table:formula="of:=0.25*[.G47]+0.25*[.H46]+0.25*[.G45]+0.25*[.F46]" office:value-type="float" office:value="0" calcext:value-type="float">
            <text:p>0</text:p>
          </table:table-cell>
          <table:table-cell table:style-name="ce7" table:formula="of:=0.25*[.H47]+0.25*[.I46]+0.25*[.H45]+0.25*[.G46]" office:value-type="float" office:value="0" calcext:value-type="float">
            <text:p>0</text:p>
          </table:table-cell>
          <table:table-cell table:style-name="ce7" table:formula="of:=0.25*[.I47]+0.25*[.J46]+0.25*[.I45]+0.25*[.H46]" office:value-type="float" office:value="0" calcext:value-type="float">
            <text:p>0</text:p>
          </table:table-cell>
          <table:table-cell table:style-name="ce7" table:formula="of:=0.25*[.J47]+0.25*[.K46]+0.25*[.J45]+0.25*[.I46]" office:value-type="float" office:value="0" calcext:value-type="float">
            <text:p>0</text:p>
          </table:table-cell>
          <table:table-cell table:style-name="ce7" table:formula="of:=0.25*[.K47]+0.25*[.L46]+0.25*[.K45]+0.25*[.J46]" office:value-type="float" office:value="0" calcext:value-type="float">
            <text:p>0</text:p>
          </table:table-cell>
          <table:table-cell table:style-name="ce7" table:formula="of:=0.25*[.L47]+0.25*[.M46]+0.25*[.L45]+0.25*[.K46]" office:value-type="float" office:value="0" calcext:value-type="float">
            <text:p>0</text:p>
          </table:table-cell>
          <table:table-cell table:style-name="ce7" table:formula="of:=0.25*[.M47]+0.25*[.N46]+0.25*[.M45]+0.25*[.L46]" office:value-type="float" office:value="0" calcext:value-type="float">
            <text:p>0</text:p>
          </table:table-cell>
          <table:table-cell table:style-name="ce7" table:formula="of:=0.25*[.N47]+0.25*[.O46]+0.25*[.N45]+0.25*[.M46]" office:value-type="float" office:value="0" calcext:value-type="float">
            <text:p>0</text:p>
          </table:table-cell>
          <table:table-cell table:style-name="ce7" table:formula="of:=0.25*[.O47]+0.25*[.P46]+0.25*[.O45]+0.25*[.N46]" office:value-type="float" office:value="0" calcext:value-type="float">
            <text:p>0</text:p>
          </table:table-cell>
          <table:table-cell table:style-name="ce7" table:formula="of:=0.25*[.P47]+0.25*[.Q46]+0.25*[.P45]+0.25*[.O4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3" calcext:value-type="float">
            <text:p>-3</text:p>
          </table:table-cell>
          <table:table-cell/>
          <table:table-cell table:style-name="ce7" table:formula="of:=0.25*[.F48]+0.25*[.G47]+0.25*[.F46]+0.25*[.E47]" office:value-type="float" office:value="0" calcext:value-type="float">
            <text:p>0</text:p>
          </table:table-cell>
          <table:table-cell table:style-name="ce12" table:formula="of:=0.25*[.G48]+0.25*[.H47]+0.25*[.G46]+0.25*[.F47]" office:value-type="float" office:value="0" calcext:value-type="float">
            <text:p>0</text:p>
          </table:table-cell>
          <table:table-cell table:style-name="ce7" table:formula="of:=0.25*[.H48]+0.25*[.I47]+0.25*[.H46]+0.25*[.G47]" office:value-type="float" office:value="0" calcext:value-type="float">
            <text:p>0</text:p>
          </table:table-cell>
          <table:table-cell table:style-name="ce7" table:formula="of:=0.25*[.I48]+0.25*[.J47]+0.25*[.I46]+0.25*[.H47]" office:value-type="float" office:value="0" calcext:value-type="float">
            <text:p>0</text:p>
          </table:table-cell>
          <table:table-cell table:style-name="ce7" table:formula="of:=0.25*[.J48]+0.25*[.K47]+0.25*[.J46]+0.25*[.I47]" office:value-type="float" office:value="0" calcext:value-type="float">
            <text:p>0</text:p>
          </table:table-cell>
          <table:table-cell table:style-name="ce7" table:formula="of:=0.25*[.K48]+0.25*[.L47]+0.25*[.K46]+0.25*[.J47]" office:value-type="float" office:value="0" calcext:value-type="float">
            <text:p>0</text:p>
          </table:table-cell>
          <table:table-cell table:style-name="ce7" table:formula="of:=0.25*[.L48]+0.25*[.M47]+0.25*[.L46]+0.25*[.K47]" office:value-type="float" office:value="0" calcext:value-type="float">
            <text:p>0</text:p>
          </table:table-cell>
          <table:table-cell table:style-name="ce7" table:formula="of:=0.25*[.M48]+0.25*[.N47]+0.25*[.M46]+0.25*[.L47]" office:value-type="float" office:value="0" calcext:value-type="float">
            <text:p>0</text:p>
          </table:table-cell>
          <table:table-cell table:style-name="ce7" table:formula="of:=0.25*[.N48]+0.25*[.O47]+0.25*[.N46]+0.25*[.M47]" office:value-type="float" office:value="0" calcext:value-type="float">
            <text:p>0</text:p>
          </table:table-cell>
          <table:table-cell table:style-name="ce7" table:formula="of:=0.25*[.O48]+0.25*[.P47]+0.25*[.O46]+0.25*[.N47]" office:value-type="float" office:value="0" calcext:value-type="float">
            <text:p>0</text:p>
          </table:table-cell>
          <table:table-cell table:style-name="ce7" table:formula="of:=0.25*[.P48]+0.25*[.Q47]+0.25*[.P46]+0.25*[.O4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style-name="ce7" table:formula="of:=0.25*[.F49]+0.25*[.G48]+0.25*[.F47]+0.25*[.E48]" office:value-type="float" office:value="0" calcext:value-type="float">
            <text:p>0</text:p>
          </table:table-cell>
          <table:table-cell table:style-name="ce12" table:formula="of:=0.25*[.G49]+0.25*[.H48]+0.25*[.G47]+0.25*[.F48]" office:value-type="float" office:value="0" calcext:value-type="float">
            <text:p>0</text:p>
          </table:table-cell>
          <table:table-cell table:style-name="ce7" table:formula="of:=0.25*[.H49]+0.25*[.I48]+0.25*[.H47]+0.25*[.G48]" office:value-type="float" office:value="0" calcext:value-type="float">
            <text:p>0</text:p>
          </table:table-cell>
          <table:table-cell table:style-name="ce7" table:formula="of:=0.25*[.I49]+0.25*[.J48]+0.25*[.I47]+0.25*[.H48]" office:value-type="float" office:value="0" calcext:value-type="float">
            <text:p>0</text:p>
          </table:table-cell>
          <table:table-cell table:style-name="ce7" table:formula="of:=0.25*[.J49]+0.25*[.K48]+0.25*[.J47]+0.25*[.I48]" office:value-type="float" office:value="0" calcext:value-type="float">
            <text:p>0</text:p>
          </table:table-cell>
          <table:table-cell table:style-name="ce7" table:formula="of:=0.25*[.K49]+0.25*[.L48]+0.25*[.K47]+0.25*[.J48]" office:value-type="float" office:value="0.0625" calcext:value-type="float">
            <text:p>0.0625</text:p>
          </table:table-cell>
          <table:table-cell table:style-name="ce7" table:formula="of:=0.25*[.L49]+0.25*[.M48]+0.25*[.L47]+0.25*[.K48]" office:value-type="float" office:value="0" calcext:value-type="float">
            <text:p>0</text:p>
          </table:table-cell>
          <table:table-cell table:style-name="ce7" table:formula="of:=0.25*[.M49]+0.25*[.N48]+0.25*[.M47]+0.25*[.L48]" office:value-type="float" office:value="0" calcext:value-type="float">
            <text:p>0</text:p>
          </table:table-cell>
          <table:table-cell table:style-name="ce7" table:formula="of:=0.25*[.N49]+0.25*[.O48]+0.25*[.N47]+0.25*[.M48]" office:value-type="float" office:value="0" calcext:value-type="float">
            <text:p>0</text:p>
          </table:table-cell>
          <table:table-cell table:style-name="ce7" table:formula="of:=0.25*[.O49]+0.25*[.P48]+0.25*[.O47]+0.25*[.N48]" office:value-type="float" office:value="0" calcext:value-type="float">
            <text:p>0</text:p>
          </table:table-cell>
          <table:table-cell table:style-name="ce7" table:formula="of:=0.25*[.P49]+0.25*[.Q48]+0.25*[.P47]+0.25*[.O4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style-name="ce7" table:formula="of:=0.25*[.F50]+0.25*[.G49]+0.25*[.F48]+0.25*[.E49]" office:value-type="float" office:value="0" calcext:value-type="float">
            <text:p>0</text:p>
          </table:table-cell>
          <table:table-cell table:style-name="ce12" table:formula="of:=0.25*[.G50]+0.25*[.H49]+0.25*[.G48]+0.25*[.F49]" office:value-type="float" office:value="0" calcext:value-type="float">
            <text:p>0</text:p>
          </table:table-cell>
          <table:table-cell table:style-name="ce7" table:formula="of:=0.25*[.H50]+0.25*[.I49]+0.25*[.H48]+0.25*[.G49]" office:value-type="float" office:value="0" calcext:value-type="float">
            <text:p>0</text:p>
          </table:table-cell>
          <table:table-cell table:style-name="ce7" table:formula="of:=0.25*[.I50]+0.25*[.J49]+0.25*[.I48]+0.25*[.H49]" office:value-type="float" office:value="0" calcext:value-type="float">
            <text:p>0</text:p>
          </table:table-cell>
          <table:table-cell table:style-name="ce7" table:formula="of:=0.25*[.J50]+0.25*[.K49]+0.25*[.J48]+0.25*[.I49]" office:value-type="float" office:value="0.125" calcext:value-type="float">
            <text:p>0.125</text:p>
          </table:table-cell>
          <table:table-cell table:style-name="ce7" table:formula="of:=0.25*[.K50]+0.25*[.L49]+0.25*[.K48]+0.25*[.J49]" office:value-type="float" office:value="0" calcext:value-type="float">
            <text:p>0</text:p>
          </table:table-cell>
          <table:table-cell table:style-name="ce7" table:formula="of:=0.25*[.L50]+0.25*[.M49]+0.25*[.L48]+0.25*[.K49]" office:value-type="float" office:value="0.125" calcext:value-type="float">
            <text:p>0.125</text:p>
          </table:table-cell>
          <table:table-cell table:style-name="ce7" table:formula="of:=0.25*[.M50]+0.25*[.N49]+0.25*[.M48]+0.25*[.L49]" office:value-type="float" office:value="0" calcext:value-type="float">
            <text:p>0</text:p>
          </table:table-cell>
          <table:table-cell table:style-name="ce7" table:formula="of:=0.25*[.N50]+0.25*[.O49]+0.25*[.N48]+0.25*[.M49]" office:value-type="float" office:value="0" calcext:value-type="float">
            <text:p>0</text:p>
          </table:table-cell>
          <table:table-cell table:style-name="ce7" table:formula="of:=0.25*[.O50]+0.25*[.P49]+0.25*[.O48]+0.25*[.N49]" office:value-type="float" office:value="0" calcext:value-type="float">
            <text:p>0</text:p>
          </table:table-cell>
          <table:table-cell table:style-name="ce7" table:formula="of:=0.25*[.P50]+0.25*[.Q49]+0.25*[.P48]+0.25*[.O4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7" table:formula="of:=0.25*[.F51]+0.25*[.G50]+0.25*[.F49]+0.25*[.E50]" office:value-type="float" office:value="0" calcext:value-type="float">
            <text:p>0</text:p>
          </table:table-cell>
          <table:table-cell table:style-name="ce12" table:formula="of:=0.25*[.G51]+0.25*[.H50]+0.25*[.G49]+0.25*[.F50]" office:value-type="float" office:value="0" calcext:value-type="float">
            <text:p>0</text:p>
          </table:table-cell>
          <table:table-cell table:style-name="ce7" table:formula="of:=0.25*[.H51]+0.25*[.I50]+0.25*[.H49]+0.25*[.G50]" office:value-type="float" office:value="0" calcext:value-type="float">
            <text:p>0</text:p>
          </table:table-cell>
          <table:table-cell table:style-name="ce7" table:formula="of:=0.25*[.I51]+0.25*[.J50]+0.25*[.I49]+0.25*[.H50]" office:value-type="float" office:value="0.0625" calcext:value-type="float">
            <text:p>0.0625</text:p>
          </table:table-cell>
          <table:table-cell table:style-name="ce7" table:formula="of:=0.25*[.J51]+0.25*[.K50]+0.25*[.J49]+0.25*[.I50]" office:value-type="float" office:value="0" calcext:value-type="float">
            <text:p>0</text:p>
          </table:table-cell>
          <table:table-cell table:style-name="ce7" table:formula="of:=0.25*[.K51]+0.25*[.L50]+0.25*[.K49]+0.25*[.J50]" office:value-type="float" office:value="0.25" calcext:value-type="float">
            <text:p>0.25</text:p>
          </table:table-cell>
          <table:table-cell table:style-name="ce7" table:formula="of:=0.25*[.L51]+0.25*[.M50]+0.25*[.L49]+0.25*[.K50]" office:value-type="float" office:value="0" calcext:value-type="float">
            <text:p>0</text:p>
          </table:table-cell>
          <table:table-cell table:style-name="ce7" table:formula="of:=0.25*[.M51]+0.25*[.N50]+0.25*[.M49]+0.25*[.L50]" office:value-type="float" office:value="0.0625" calcext:value-type="float">
            <text:p>0.0625</text:p>
          </table:table-cell>
          <table:table-cell table:style-name="ce7" table:formula="of:=0.25*[.N51]+0.25*[.O50]+0.25*[.N49]+0.25*[.M50]" office:value-type="float" office:value="0" calcext:value-type="float">
            <text:p>0</text:p>
          </table:table-cell>
          <table:table-cell table:style-name="ce7" table:formula="of:=0.25*[.O51]+0.25*[.P50]+0.25*[.O49]+0.25*[.N50]" office:value-type="float" office:value="0" calcext:value-type="float">
            <text:p>0</text:p>
          </table:table-cell>
          <table:table-cell table:style-name="ce7" table:formula="of:=0.25*[.P51]+0.25*[.Q50]+0.25*[.P49]+0.25*[.O5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table:formula="of:=0.25*[.F52]+0.25*[.G51]+0.25*[.F50]+0.25*[.E51]" office:value-type="float" office:value="0" calcext:value-type="float">
            <text:p>0</text:p>
          </table:table-cell>
          <table:table-cell table:style-name="ce12" table:formula="of:=0.25*[.G52]+0.25*[.H51]+0.25*[.G50]+0.25*[.F51]" office:value-type="float" office:value="0" calcext:value-type="float">
            <text:p>0</text:p>
          </table:table-cell>
          <table:table-cell table:style-name="ce7" table:formula="of:=0.25*[.H52]+0.25*[.I51]+0.25*[.H50]+0.25*[.G51]" office:value-type="float" office:value="0" calcext:value-type="float">
            <text:p>0</text:p>
          </table:table-cell>
          <table:table-cell table:style-name="ce7" table:formula="of:=0.25*[.I52]+0.25*[.J51]+0.25*[.I50]+0.25*[.H51]" office:value-type="float" office:value="0" calcext:value-type="float">
            <text:p>0</text:p>
          </table:table-cell>
          <table:table-cell table:style-name="ce7" table:formula="of:=0.25*[.J52]+0.25*[.K51]+0.25*[.J50]+0.25*[.I51]" office:value-type="float" office:value="0.125" calcext:value-type="float">
            <text:p>0.125</text:p>
          </table:table-cell>
          <table:table-cell table:style-name="ce7" table:formula="of:=0.25*[.K52]+0.25*[.L51]+0.25*[.K50]+0.25*[.J51]" office:value-type="float" office:value="0" calcext:value-type="float">
            <text:p>0</text:p>
          </table:table-cell>
          <table:table-cell table:style-name="ce7" table:formula="of:=0.25*[.L52]+0.25*[.M51]+0.25*[.L50]+0.25*[.K51]" office:value-type="float" office:value="0.125" calcext:value-type="float">
            <text:p>0.125</text:p>
          </table:table-cell>
          <table:table-cell table:style-name="ce7" table:formula="of:=0.25*[.M52]+0.25*[.N51]+0.25*[.M50]+0.25*[.L51]" office:value-type="float" office:value="0" calcext:value-type="float">
            <text:p>0</text:p>
          </table:table-cell>
          <table:table-cell table:style-name="ce7" table:formula="of:=0.25*[.N52]+0.25*[.O51]+0.25*[.N50]+0.25*[.M51]" office:value-type="float" office:value="0" calcext:value-type="float">
            <text:p>0</text:p>
          </table:table-cell>
          <table:table-cell table:style-name="ce7" table:formula="of:=0.25*[.O52]+0.25*[.P51]+0.25*[.O50]+0.25*[.N51]" office:value-type="float" office:value="0" calcext:value-type="float">
            <text:p>0</text:p>
          </table:table-cell>
          <table:table-cell table:style-name="ce7" table:formula="of:=0.25*[.P52]+0.25*[.Q51]+0.25*[.P50]+0.25*[.O5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table:formula="of:=0.25*[.F53]+0.25*[.G52]+0.25*[.F51]+0.25*[.E52]" office:value-type="float" office:value="0" calcext:value-type="float">
            <text:p>0</text:p>
          </table:table-cell>
          <table:table-cell table:style-name="ce12" table:formula="of:=0.25*[.G53]+0.25*[.H52]+0.25*[.G51]+0.25*[.F52]" office:value-type="float" office:value="0" calcext:value-type="float">
            <text:p>0</text:p>
          </table:table-cell>
          <table:table-cell table:style-name="ce7" table:formula="of:=0.25*[.H53]+0.25*[.I52]+0.25*[.H51]+0.25*[.G52]" office:value-type="float" office:value="0" calcext:value-type="float">
            <text:p>0</text:p>
          </table:table-cell>
          <table:table-cell table:style-name="ce7" table:formula="of:=0.25*[.I53]+0.25*[.J52]+0.25*[.I51]+0.25*[.H52]" office:value-type="float" office:value="0" calcext:value-type="float">
            <text:p>0</text:p>
          </table:table-cell>
          <table:table-cell table:style-name="ce7" table:formula="of:=0.25*[.J53]+0.25*[.K52]+0.25*[.J51]+0.25*[.I52]" office:value-type="float" office:value="0" calcext:value-type="float">
            <text:p>0</text:p>
          </table:table-cell>
          <table:table-cell table:style-name="ce7" table:formula="of:=0.25*[.K53]+0.25*[.L52]+0.25*[.K51]+0.25*[.J52]" office:value-type="float" office:value="0.0625" calcext:value-type="float">
            <text:p>0.0625</text:p>
          </table:table-cell>
          <table:table-cell table:style-name="ce7" table:formula="of:=0.25*[.L53]+0.25*[.M52]+0.25*[.L51]+0.25*[.K52]" office:value-type="float" office:value="0" calcext:value-type="float">
            <text:p>0</text:p>
          </table:table-cell>
          <table:table-cell table:style-name="ce7" table:formula="of:=0.25*[.M53]+0.25*[.N52]+0.25*[.M51]+0.25*[.L52]" office:value-type="float" office:value="0" calcext:value-type="float">
            <text:p>0</text:p>
          </table:table-cell>
          <table:table-cell table:style-name="ce7" table:formula="of:=0.25*[.N53]+0.25*[.O52]+0.25*[.N51]+0.25*[.M52]" office:value-type="float" office:value="0" calcext:value-type="float">
            <text:p>0</text:p>
          </table:table-cell>
          <table:table-cell table:style-name="ce7" table:formula="of:=0.25*[.O53]+0.25*[.P52]+0.25*[.O51]+0.25*[.N52]" office:value-type="float" office:value="0" calcext:value-type="float">
            <text:p>0</text:p>
          </table:table-cell>
          <table:table-cell table:style-name="ce7" table:formula="of:=0.25*[.P53]+0.25*[.Q52]+0.25*[.P51]+0.25*[.O5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table:formula="of:=0.25*[.F54]+0.25*[.G53]+0.25*[.F52]+0.25*[.E53]" office:value-type="float" office:value="0" calcext:value-type="float">
            <text:p>0</text:p>
          </table:table-cell>
          <table:table-cell table:style-name="ce12" table:formula="of:=0.25*[.G54]+0.25*[.H53]+0.25*[.G52]+0.25*[.F53]" office:value-type="float" office:value="0" calcext:value-type="float">
            <text:p>0</text:p>
          </table:table-cell>
          <table:table-cell table:style-name="ce7" table:formula="of:=0.25*[.H54]+0.25*[.I53]+0.25*[.H52]+0.25*[.G53]" office:value-type="float" office:value="0" calcext:value-type="float">
            <text:p>0</text:p>
          </table:table-cell>
          <table:table-cell table:style-name="ce7" table:formula="of:=0.25*[.I54]+0.25*[.J53]+0.25*[.I52]+0.25*[.H53]" office:value-type="float" office:value="0" calcext:value-type="float">
            <text:p>0</text:p>
          </table:table-cell>
          <table:table-cell table:style-name="ce7" table:formula="of:=0.25*[.J54]+0.25*[.K53]+0.25*[.J52]+0.25*[.I53]" office:value-type="float" office:value="0" calcext:value-type="float">
            <text:p>0</text:p>
          </table:table-cell>
          <table:table-cell table:style-name="ce7" table:formula="of:=0.25*[.K54]+0.25*[.L53]+0.25*[.K52]+0.25*[.J53]" office:value-type="float" office:value="0" calcext:value-type="float">
            <text:p>0</text:p>
          </table:table-cell>
          <table:table-cell table:style-name="ce7" table:formula="of:=0.25*[.L54]+0.25*[.M53]+0.25*[.L52]+0.25*[.K53]" office:value-type="float" office:value="0" calcext:value-type="float">
            <text:p>0</text:p>
          </table:table-cell>
          <table:table-cell table:style-name="ce7" table:formula="of:=0.25*[.M54]+0.25*[.N53]+0.25*[.M52]+0.25*[.L53]" office:value-type="float" office:value="0" calcext:value-type="float">
            <text:p>0</text:p>
          </table:table-cell>
          <table:table-cell table:style-name="ce7" table:formula="of:=0.25*[.N54]+0.25*[.O53]+0.25*[.N52]+0.25*[.M53]" office:value-type="float" office:value="0" calcext:value-type="float">
            <text:p>0</text:p>
          </table:table-cell>
          <table:table-cell table:style-name="ce7" table:formula="of:=0.25*[.O54]+0.25*[.P53]+0.25*[.O52]+0.25*[.N53]" office:value-type="float" office:value="0" calcext:value-type="float">
            <text:p>0</text:p>
          </table:table-cell>
          <table:table-cell table:style-name="ce7" table:formula="of:=0.25*[.P54]+0.25*[.Q53]+0.25*[.P52]+0.25*[.O5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7" table:formula="of:=0.25*[.F55]+0.25*[.G54]+0.25*[.F53]+0.25*[.E54]" office:value-type="float" office:value="0" calcext:value-type="float">
            <text:p>0</text:p>
          </table:table-cell>
          <table:table-cell table:style-name="ce12" table:formula="of:=0.25*[.G55]+0.25*[.H54]+0.25*[.G53]+0.25*[.F54]" office:value-type="float" office:value="0" calcext:value-type="float">
            <text:p>0</text:p>
          </table:table-cell>
          <table:table-cell table:style-name="ce7" table:formula="of:=0.25*[.H55]+0.25*[.I54]+0.25*[.H53]+0.25*[.G54]" office:value-type="float" office:value="0" calcext:value-type="float">
            <text:p>0</text:p>
          </table:table-cell>
          <table:table-cell table:style-name="ce7" table:formula="of:=0.25*[.I55]+0.25*[.J54]+0.25*[.I53]+0.25*[.H54]" office:value-type="float" office:value="0" calcext:value-type="float">
            <text:p>0</text:p>
          </table:table-cell>
          <table:table-cell table:style-name="ce7" table:formula="of:=0.25*[.J55]+0.25*[.K54]+0.25*[.J53]+0.25*[.I54]" office:value-type="float" office:value="0" calcext:value-type="float">
            <text:p>0</text:p>
          </table:table-cell>
          <table:table-cell table:style-name="ce7" table:formula="of:=0.25*[.K55]+0.25*[.L54]+0.25*[.K53]+0.25*[.J54]" office:value-type="float" office:value="0" calcext:value-type="float">
            <text:p>0</text:p>
          </table:table-cell>
          <table:table-cell table:style-name="ce7" table:formula="of:=0.25*[.L55]+0.25*[.M54]+0.25*[.L53]+0.25*[.K54]" office:value-type="float" office:value="0" calcext:value-type="float">
            <text:p>0</text:p>
          </table:table-cell>
          <table:table-cell table:style-name="ce7" table:formula="of:=0.25*[.M55]+0.25*[.N54]+0.25*[.M53]+0.25*[.L54]" office:value-type="float" office:value="0" calcext:value-type="float">
            <text:p>0</text:p>
          </table:table-cell>
          <table:table-cell table:style-name="ce7" table:formula="of:=0.25*[.N55]+0.25*[.O54]+0.25*[.N53]+0.25*[.M54]" office:value-type="float" office:value="0" calcext:value-type="float">
            <text:p>0</text:p>
          </table:table-cell>
          <table:table-cell table:style-name="ce7" table:formula="of:=0.25*[.O55]+0.25*[.P54]+0.25*[.O53]+0.25*[.N54]" office:value-type="float" office:value="0" calcext:value-type="float">
            <text:p>0</text:p>
          </table:table-cell>
          <table:table-cell table:style-name="ce7" table:formula="of:=0.25*[.P55]+0.25*[.Q54]+0.25*[.P53]+0.25*[.O5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table:formula="of:=0.25*[.F56]+0.25*[.G55]+0.25*[.F54]+0.25*[.E55]" office:value-type="float" office:value="0" calcext:value-type="float">
            <text:p>0</text:p>
          </table:table-cell>
          <table:table-cell table:style-name="ce12" table:formula="of:=0.25*[.G56]+0.25*[.H55]+0.25*[.G54]+0.25*[.F55]" office:value-type="float" office:value="0" calcext:value-type="float">
            <text:p>0</text:p>
          </table:table-cell>
          <table:table-cell table:style-name="ce7" table:formula="of:=0.25*[.H56]+0.25*[.I55]+0.25*[.H54]+0.25*[.G55]" office:value-type="float" office:value="0" calcext:value-type="float">
            <text:p>0</text:p>
          </table:table-cell>
          <table:table-cell table:style-name="ce7" table:formula="of:=0.25*[.I56]+0.25*[.J55]+0.25*[.I54]+0.25*[.H55]" office:value-type="float" office:value="0" calcext:value-type="float">
            <text:p>0</text:p>
          </table:table-cell>
          <table:table-cell table:style-name="ce7" table:formula="of:=0.25*[.J56]+0.25*[.K55]+0.25*[.J54]+0.25*[.I55]" office:value-type="float" office:value="0" calcext:value-type="float">
            <text:p>0</text:p>
          </table:table-cell>
          <table:table-cell table:style-name="ce7" table:formula="of:=0.25*[.K56]+0.25*[.L55]+0.25*[.K54]+0.25*[.J55]" office:value-type="float" office:value="0" calcext:value-type="float">
            <text:p>0</text:p>
          </table:table-cell>
          <table:table-cell table:style-name="ce7" table:formula="of:=0.25*[.L56]+0.25*[.M55]+0.25*[.L54]+0.25*[.K55]" office:value-type="float" office:value="0" calcext:value-type="float">
            <text:p>0</text:p>
          </table:table-cell>
          <table:table-cell table:style-name="ce7" table:formula="of:=0.25*[.M56]+0.25*[.N55]+0.25*[.M54]+0.25*[.L55]" office:value-type="float" office:value="0" calcext:value-type="float">
            <text:p>0</text:p>
          </table:table-cell>
          <table:table-cell table:style-name="ce7" table:formula="of:=0.25*[.N56]+0.25*[.O55]+0.25*[.N54]+0.25*[.M55]" office:value-type="float" office:value="0" calcext:value-type="float">
            <text:p>0</text:p>
          </table:table-cell>
          <table:table-cell table:style-name="ce7" table:formula="of:=0.25*[.O56]+0.25*[.P55]+0.25*[.O54]+0.25*[.N55]" office:value-type="float" office:value="0" calcext:value-type="float">
            <text:p>0</text:p>
          </table:table-cell>
          <table:table-cell table:style-name="ce7" table:formula="of:=0.25*[.P56]+0.25*[.Q55]+0.25*[.P54]+0.25*[.O5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=3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style-name="ce3"/>
          <table:table-cell table:number-columns-repeated="20"/>
        </table:table-row>
        <table:table-row table:style-name="ro2">
          <table:table-cell table:number-columns-repeated="3"/>
          <table:table-cell office:value-type="float" office:value="-5" calcext:value-type="float">
            <text:p>-5</text:p>
          </table:table-cell>
          <table:table-cell/>
          <table:table-cell table:style-name="ce8" table:formula="of:=0.25*[.F60]+0.25*[.G59]+0.25*[.F58]+0.25*[.E59]" office:value-type="float" office:value="0" calcext:value-type="float">
            <text:p>0</text:p>
          </table:table-cell>
          <table:table-cell table:style-name="ce8" table:formula="of:=0.25*[.G60]+0.25*[.H59]+0.25*[.G58]+0.25*[.F59]" office:value-type="float" office:value="0" calcext:value-type="float">
            <text:p>0</text:p>
          </table:table-cell>
          <table:table-cell table:style-name="ce8" table:formula="of:=0.25*[.H60]+0.25*[.I59]+0.25*[.H58]+0.25*[.G59]" office:value-type="float" office:value="0" calcext:value-type="float">
            <text:p>0</text:p>
          </table:table-cell>
          <table:table-cell table:style-name="ce8" table:formula="of:=0.25*[.I60]+0.25*[.J59]+0.25*[.I58]+0.25*[.H59]" office:value-type="float" office:value="0" calcext:value-type="float">
            <text:p>0</text:p>
          </table:table-cell>
          <table:table-cell table:style-name="ce8" table:formula="of:=0.25*[.J60]+0.25*[.K59]+0.25*[.J58]+0.25*[.I59]" office:value-type="float" office:value="0" calcext:value-type="float">
            <text:p>0</text:p>
          </table:table-cell>
          <table:table-cell table:style-name="ce8" table:formula="of:=0.25*[.K60]+0.25*[.L59]+0.25*[.K58]+0.25*[.J59]" office:value-type="float" office:value="0" calcext:value-type="float">
            <text:p>0</text:p>
          </table:table-cell>
          <table:table-cell table:style-name="ce8" table:formula="of:=0.25*[.L60]+0.25*[.M59]+0.25*[.L58]+0.25*[.K59]" office:value-type="float" office:value="0" calcext:value-type="float">
            <text:p>0</text:p>
          </table:table-cell>
          <table:table-cell table:style-name="ce8" table:formula="of:=0.25*[.M60]+0.25*[.N59]+0.25*[.M58]+0.25*[.L59]" office:value-type="float" office:value="0" calcext:value-type="float">
            <text:p>0</text:p>
          </table:table-cell>
          <table:table-cell table:style-name="ce8" table:formula="of:=0.25*[.N60]+0.25*[.O59]+0.25*[.N58]+0.25*[.M59]" office:value-type="float" office:value="0" calcext:value-type="float">
            <text:p>0</text:p>
          </table:table-cell>
          <table:table-cell table:style-name="ce8" table:formula="of:=0.25*[.O60]+0.25*[.P59]+0.25*[.O58]+0.25*[.N59]" office:value-type="float" office:value="0" calcext:value-type="float">
            <text:p>0</text:p>
          </table:table-cell>
          <table:table-cell table:style-name="ce8" table:formula="of:=0.25*[.P60]+0.25*[.Q59]+0.25*[.P58]+0.25*[.O5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4" calcext:value-type="float">
            <text:p>-4</text:p>
          </table:table-cell>
          <table:table-cell/>
          <table:table-cell table:style-name="ce8" table:formula="of:=0.25*[.F61]+0.25*[.G60]+0.25*[.F59]+0.25*[.E60]" office:value-type="float" office:value="0" calcext:value-type="float">
            <text:p>0</text:p>
          </table:table-cell>
          <table:table-cell table:style-name="ce8" table:formula="of:=0.25*[.G61]+0.25*[.H60]+0.25*[.G59]+0.25*[.F60]" office:value-type="float" office:value="0" calcext:value-type="float">
            <text:p>0</text:p>
          </table:table-cell>
          <table:table-cell table:style-name="ce8" table:formula="of:=0.25*[.H61]+0.25*[.I60]+0.25*[.H59]+0.25*[.G60]" office:value-type="float" office:value="0" calcext:value-type="float">
            <text:p>0</text:p>
          </table:table-cell>
          <table:table-cell table:style-name="ce8" table:formula="of:=0.25*[.I61]+0.25*[.J60]+0.25*[.I59]+0.25*[.H60]" office:value-type="float" office:value="0" calcext:value-type="float">
            <text:p>0</text:p>
          </table:table-cell>
          <table:table-cell table:style-name="ce8" table:formula="of:=0.25*[.J61]+0.25*[.K60]+0.25*[.J59]+0.25*[.I60]" office:value-type="float" office:value="0" calcext:value-type="float">
            <text:p>0</text:p>
          </table:table-cell>
          <table:table-cell table:style-name="ce8" table:formula="of:=0.25*[.K61]+0.25*[.L60]+0.25*[.K59]+0.25*[.J60]" office:value-type="float" office:value="0" calcext:value-type="float">
            <text:p>0</text:p>
          </table:table-cell>
          <table:table-cell table:style-name="ce8" table:formula="of:=0.25*[.L61]+0.25*[.M60]+0.25*[.L59]+0.25*[.K60]" office:value-type="float" office:value="0" calcext:value-type="float">
            <text:p>0</text:p>
          </table:table-cell>
          <table:table-cell table:style-name="ce8" table:formula="of:=0.25*[.M61]+0.25*[.N60]+0.25*[.M59]+0.25*[.L60]" office:value-type="float" office:value="0" calcext:value-type="float">
            <text:p>0</text:p>
          </table:table-cell>
          <table:table-cell table:style-name="ce8" table:formula="of:=0.25*[.N61]+0.25*[.O60]+0.25*[.N59]+0.25*[.M60]" office:value-type="float" office:value="0" calcext:value-type="float">
            <text:p>0</text:p>
          </table:table-cell>
          <table:table-cell table:style-name="ce8" table:formula="of:=0.25*[.O61]+0.25*[.P60]+0.25*[.O59]+0.25*[.N60]" office:value-type="float" office:value="0" calcext:value-type="float">
            <text:p>0</text:p>
          </table:table-cell>
          <table:table-cell table:style-name="ce8" table:formula="of:=0.25*[.P61]+0.25*[.Q60]+0.25*[.P59]+0.25*[.O6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3" calcext:value-type="float">
            <text:p>-3</text:p>
          </table:table-cell>
          <table:table-cell/>
          <table:table-cell table:style-name="ce8" table:formula="of:=0.25*[.F62]+0.25*[.G61]+0.25*[.F60]+0.25*[.E61]" office:value-type="float" office:value="0" calcext:value-type="float">
            <text:p>0</text:p>
          </table:table-cell>
          <table:table-cell table:style-name="ce13" table:formula="of:=0.25*[.G62]+0.25*[.H61]+0.25*[.G60]+0.25*[.F61]" office:value-type="float" office:value="0" calcext:value-type="float">
            <text:p>0</text:p>
          </table:table-cell>
          <table:table-cell table:style-name="ce8" table:formula="of:=0.25*[.H62]+0.25*[.I61]+0.25*[.H60]+0.25*[.G61]" office:value-type="float" office:value="0" calcext:value-type="float">
            <text:p>0</text:p>
          </table:table-cell>
          <table:table-cell table:style-name="ce8" table:formula="of:=0.25*[.I62]+0.25*[.J61]+0.25*[.I60]+0.25*[.H61]" office:value-type="float" office:value="0" calcext:value-type="float">
            <text:p>0</text:p>
          </table:table-cell>
          <table:table-cell table:style-name="ce8" table:formula="of:=0.25*[.J62]+0.25*[.K61]+0.25*[.J60]+0.25*[.I61]" office:value-type="float" office:value="0" calcext:value-type="float">
            <text:p>0</text:p>
          </table:table-cell>
          <table:table-cell table:style-name="ce8" table:formula="of:=0.25*[.K62]+0.25*[.L61]+0.25*[.K60]+0.25*[.J61]" office:value-type="float" office:value="0.015625" calcext:value-type="float">
            <text:p>0.015625</text:p>
          </table:table-cell>
          <table:table-cell table:style-name="ce8" table:formula="of:=0.25*[.L62]+0.25*[.M61]+0.25*[.L60]+0.25*[.K61]" office:value-type="float" office:value="0" calcext:value-type="float">
            <text:p>0</text:p>
          </table:table-cell>
          <table:table-cell table:style-name="ce8" table:formula="of:=0.25*[.M62]+0.25*[.N61]+0.25*[.M60]+0.25*[.L61]" office:value-type="float" office:value="0" calcext:value-type="float">
            <text:p>0</text:p>
          </table:table-cell>
          <table:table-cell table:style-name="ce8" table:formula="of:=0.25*[.N62]+0.25*[.O61]+0.25*[.N60]+0.25*[.M61]" office:value-type="float" office:value="0" calcext:value-type="float">
            <text:p>0</text:p>
          </table:table-cell>
          <table:table-cell table:style-name="ce8" table:formula="of:=0.25*[.O62]+0.25*[.P61]+0.25*[.O60]+0.25*[.N61]" office:value-type="float" office:value="0" calcext:value-type="float">
            <text:p>0</text:p>
          </table:table-cell>
          <table:table-cell table:style-name="ce8" table:formula="of:=0.25*[.P62]+0.25*[.Q61]+0.25*[.P60]+0.25*[.O6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style-name="ce8" table:formula="of:=0.25*[.F63]+0.25*[.G62]+0.25*[.F61]+0.25*[.E62]" office:value-type="float" office:value="0" calcext:value-type="float">
            <text:p>0</text:p>
          </table:table-cell>
          <table:table-cell table:style-name="ce13" table:formula="of:=0.25*[.G63]+0.25*[.H62]+0.25*[.G61]+0.25*[.F62]" office:value-type="float" office:value="0" calcext:value-type="float">
            <text:p>0</text:p>
          </table:table-cell>
          <table:table-cell table:style-name="ce8" table:formula="of:=0.25*[.H63]+0.25*[.I62]+0.25*[.H61]+0.25*[.G62]" office:value-type="float" office:value="0" calcext:value-type="float">
            <text:p>0</text:p>
          </table:table-cell>
          <table:table-cell table:style-name="ce8" table:formula="of:=0.25*[.I63]+0.25*[.J62]+0.25*[.I61]+0.25*[.H62]" office:value-type="float" office:value="0" calcext:value-type="float">
            <text:p>0</text:p>
          </table:table-cell>
          <table:table-cell table:style-name="ce8" table:formula="of:=0.25*[.J63]+0.25*[.K62]+0.25*[.J61]+0.25*[.I62]" office:value-type="float" office:value="0.046875" calcext:value-type="float">
            <text:p>0.046875</text:p>
          </table:table-cell>
          <table:table-cell table:style-name="ce8" table:formula="of:=0.25*[.K63]+0.25*[.L62]+0.25*[.K61]+0.25*[.J62]" office:value-type="float" office:value="0" calcext:value-type="float">
            <text:p>0</text:p>
          </table:table-cell>
          <table:table-cell table:style-name="ce8" table:formula="of:=0.25*[.L63]+0.25*[.M62]+0.25*[.L61]+0.25*[.K62]" office:value-type="float" office:value="0.046875" calcext:value-type="float">
            <text:p>0.046875</text:p>
          </table:table-cell>
          <table:table-cell table:style-name="ce8" table:formula="of:=0.25*[.M63]+0.25*[.N62]+0.25*[.M61]+0.25*[.L62]" office:value-type="float" office:value="0" calcext:value-type="float">
            <text:p>0</text:p>
          </table:table-cell>
          <table:table-cell table:style-name="ce8" table:formula="of:=0.25*[.N63]+0.25*[.O62]+0.25*[.N61]+0.25*[.M62]" office:value-type="float" office:value="0" calcext:value-type="float">
            <text:p>0</text:p>
          </table:table-cell>
          <table:table-cell table:style-name="ce8" table:formula="of:=0.25*[.O63]+0.25*[.P62]+0.25*[.O61]+0.25*[.N62]" office:value-type="float" office:value="0" calcext:value-type="float">
            <text:p>0</text:p>
          </table:table-cell>
          <table:table-cell table:style-name="ce8" table:formula="of:=0.25*[.P63]+0.25*[.Q62]+0.25*[.P61]+0.25*[.O6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style-name="ce8" table:formula="of:=0.25*[.F64]+0.25*[.G63]+0.25*[.F62]+0.25*[.E63]" office:value-type="float" office:value="0" calcext:value-type="float">
            <text:p>0</text:p>
          </table:table-cell>
          <table:table-cell table:style-name="ce13" table:formula="of:=0.25*[.G64]+0.25*[.H63]+0.25*[.G62]+0.25*[.F63]" office:value-type="float" office:value="0" calcext:value-type="float">
            <text:p>0</text:p>
          </table:table-cell>
          <table:table-cell table:style-name="ce8" table:formula="of:=0.25*[.H64]+0.25*[.I63]+0.25*[.H62]+0.25*[.G63]" office:value-type="float" office:value="0" calcext:value-type="float">
            <text:p>0</text:p>
          </table:table-cell>
          <table:table-cell table:style-name="ce8" table:formula="of:=0.25*[.I64]+0.25*[.J63]+0.25*[.I62]+0.25*[.H63]" office:value-type="float" office:value="0.046875" calcext:value-type="float">
            <text:p>0.046875</text:p>
          </table:table-cell>
          <table:table-cell table:style-name="ce8" table:formula="of:=0.25*[.J64]+0.25*[.K63]+0.25*[.J62]+0.25*[.I63]" office:value-type="float" office:value="0" calcext:value-type="float">
            <text:p>0</text:p>
          </table:table-cell>
          <table:table-cell table:style-name="ce8" table:formula="of:=0.25*[.K64]+0.25*[.L63]+0.25*[.K62]+0.25*[.J63]" office:value-type="float" office:value="0.140625" calcext:value-type="float">
            <text:p>0.140625</text:p>
          </table:table-cell>
          <table:table-cell table:style-name="ce8" table:formula="of:=0.25*[.L64]+0.25*[.M63]+0.25*[.L62]+0.25*[.K63]" office:value-type="float" office:value="0" calcext:value-type="float">
            <text:p>0</text:p>
          </table:table-cell>
          <table:table-cell table:style-name="ce8" table:formula="of:=0.25*[.M64]+0.25*[.N63]+0.25*[.M62]+0.25*[.L63]" office:value-type="float" office:value="0.046875" calcext:value-type="float">
            <text:p>0.046875</text:p>
          </table:table-cell>
          <table:table-cell table:style-name="ce8" table:formula="of:=0.25*[.N64]+0.25*[.O63]+0.25*[.N62]+0.25*[.M63]" office:value-type="float" office:value="0" calcext:value-type="float">
            <text:p>0</text:p>
          </table:table-cell>
          <table:table-cell table:style-name="ce8" table:formula="of:=0.25*[.O64]+0.25*[.P63]+0.25*[.O62]+0.25*[.N63]" office:value-type="float" office:value="0" calcext:value-type="float">
            <text:p>0</text:p>
          </table:table-cell>
          <table:table-cell table:style-name="ce8" table:formula="of:=0.25*[.P64]+0.25*[.Q63]+0.25*[.P62]+0.25*[.O6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8" table:formula="of:=0.25*[.F65]+0.25*[.G64]+0.25*[.F63]+0.25*[.E64]" office:value-type="float" office:value="0" calcext:value-type="float">
            <text:p>0</text:p>
          </table:table-cell>
          <table:table-cell table:style-name="ce13" table:formula="of:=0.25*[.G65]+0.25*[.H64]+0.25*[.G63]+0.25*[.F64]" office:value-type="float" office:value="0" calcext:value-type="float">
            <text:p>0</text:p>
          </table:table-cell>
          <table:table-cell table:style-name="ce8" table:formula="of:=0.25*[.H65]+0.25*[.I64]+0.25*[.H63]+0.25*[.G64]" office:value-type="float" office:value="0.015625" calcext:value-type="float">
            <text:p>0.015625</text:p>
          </table:table-cell>
          <table:table-cell table:style-name="ce8" table:formula="of:=0.25*[.I65]+0.25*[.J64]+0.25*[.I63]+0.25*[.H64]" office:value-type="float" office:value="0" calcext:value-type="float">
            <text:p>0</text:p>
          </table:table-cell>
          <table:table-cell table:style-name="ce8" table:formula="of:=0.25*[.J65]+0.25*[.K64]+0.25*[.J63]+0.25*[.I64]" office:value-type="float" office:value="0.140625" calcext:value-type="float">
            <text:p>0.140625</text:p>
          </table:table-cell>
          <table:table-cell table:style-name="ce8" table:formula="of:=0.25*[.K65]+0.25*[.L64]+0.25*[.K63]+0.25*[.J64]" office:value-type="float" office:value="0" calcext:value-type="float">
            <text:p>0</text:p>
          </table:table-cell>
          <table:table-cell table:style-name="ce8" table:formula="of:=0.25*[.L65]+0.25*[.M64]+0.25*[.L63]+0.25*[.K64]" office:value-type="float" office:value="0.140625" calcext:value-type="float">
            <text:p>0.140625</text:p>
          </table:table-cell>
          <table:table-cell table:style-name="ce8" table:formula="of:=0.25*[.M65]+0.25*[.N64]+0.25*[.M63]+0.25*[.L64]" office:value-type="float" office:value="0" calcext:value-type="float">
            <text:p>0</text:p>
          </table:table-cell>
          <table:table-cell table:style-name="ce8" table:formula="of:=0.25*[.N65]+0.25*[.O64]+0.25*[.N63]+0.25*[.M64]" office:value-type="float" office:value="0.015625" calcext:value-type="float">
            <text:p>0.015625</text:p>
          </table:table-cell>
          <table:table-cell table:style-name="ce8" table:formula="of:=0.25*[.O65]+0.25*[.P64]+0.25*[.O63]+0.25*[.N64]" office:value-type="float" office:value="0" calcext:value-type="float">
            <text:p>0</text:p>
          </table:table-cell>
          <table:table-cell table:style-name="ce8" table:formula="of:=0.25*[.P65]+0.25*[.Q64]+0.25*[.P63]+0.25*[.O6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" table:formula="of:=0.25*[.F66]+0.25*[.G65]+0.25*[.F64]+0.25*[.E65]" office:value-type="float" office:value="0" calcext:value-type="float">
            <text:p>0</text:p>
          </table:table-cell>
          <table:table-cell table:style-name="ce13" table:formula="of:=0.25*[.G66]+0.25*[.H65]+0.25*[.G64]+0.25*[.F65]" office:value-type="float" office:value="0" calcext:value-type="float">
            <text:p>0</text:p>
          </table:table-cell>
          <table:table-cell table:style-name="ce8" table:formula="of:=0.25*[.H66]+0.25*[.I65]+0.25*[.H64]+0.25*[.G65]" office:value-type="float" office:value="0" calcext:value-type="float">
            <text:p>0</text:p>
          </table:table-cell>
          <table:table-cell table:style-name="ce8" table:formula="of:=0.25*[.I66]+0.25*[.J65]+0.25*[.I64]+0.25*[.H65]" office:value-type="float" office:value="0.046875" calcext:value-type="float">
            <text:p>0.046875</text:p>
          </table:table-cell>
          <table:table-cell table:style-name="ce8" table:formula="of:=0.25*[.J66]+0.25*[.K65]+0.25*[.J64]+0.25*[.I65]" office:value-type="float" office:value="0" calcext:value-type="float">
            <text:p>0</text:p>
          </table:table-cell>
          <table:table-cell table:style-name="ce8" table:formula="of:=0.25*[.K66]+0.25*[.L65]+0.25*[.K64]+0.25*[.J65]" office:value-type="float" office:value="0.140625" calcext:value-type="float">
            <text:p>0.140625</text:p>
          </table:table-cell>
          <table:table-cell table:style-name="ce8" table:formula="of:=0.25*[.L66]+0.25*[.M65]+0.25*[.L64]+0.25*[.K65]" office:value-type="float" office:value="0" calcext:value-type="float">
            <text:p>0</text:p>
          </table:table-cell>
          <table:table-cell table:style-name="ce8" table:formula="of:=0.25*[.M66]+0.25*[.N65]+0.25*[.M64]+0.25*[.L65]" office:value-type="float" office:value="0.046875" calcext:value-type="float">
            <text:p>0.046875</text:p>
          </table:table-cell>
          <table:table-cell table:style-name="ce8" table:formula="of:=0.25*[.N66]+0.25*[.O65]+0.25*[.N64]+0.25*[.M65]" office:value-type="float" office:value="0" calcext:value-type="float">
            <text:p>0</text:p>
          </table:table-cell>
          <table:table-cell table:style-name="ce8" table:formula="of:=0.25*[.O66]+0.25*[.P65]+0.25*[.O64]+0.25*[.N65]" office:value-type="float" office:value="0" calcext:value-type="float">
            <text:p>0</text:p>
          </table:table-cell>
          <table:table-cell table:style-name="ce8" table:formula="of:=0.25*[.P66]+0.25*[.Q65]+0.25*[.P64]+0.25*[.O6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" table:formula="of:=0.25*[.F67]+0.25*[.G66]+0.25*[.F65]+0.25*[.E66]" office:value-type="float" office:value="0" calcext:value-type="float">
            <text:p>0</text:p>
          </table:table-cell>
          <table:table-cell table:style-name="ce13" table:formula="of:=0.25*[.G67]+0.25*[.H66]+0.25*[.G65]+0.25*[.F66]" office:value-type="float" office:value="0" calcext:value-type="float">
            <text:p>0</text:p>
          </table:table-cell>
          <table:table-cell table:style-name="ce8" table:formula="of:=0.25*[.H67]+0.25*[.I66]+0.25*[.H65]+0.25*[.G66]" office:value-type="float" office:value="0" calcext:value-type="float">
            <text:p>0</text:p>
          </table:table-cell>
          <table:table-cell table:style-name="ce8" table:formula="of:=0.25*[.I67]+0.25*[.J66]+0.25*[.I65]+0.25*[.H66]" office:value-type="float" office:value="0" calcext:value-type="float">
            <text:p>0</text:p>
          </table:table-cell>
          <table:table-cell table:style-name="ce8" table:formula="of:=0.25*[.J67]+0.25*[.K66]+0.25*[.J65]+0.25*[.I66]" office:value-type="float" office:value="0.046875" calcext:value-type="float">
            <text:p>0.046875</text:p>
          </table:table-cell>
          <table:table-cell table:style-name="ce8" table:formula="of:=0.25*[.K67]+0.25*[.L66]+0.25*[.K65]+0.25*[.J66]" office:value-type="float" office:value="0" calcext:value-type="float">
            <text:p>0</text:p>
          </table:table-cell>
          <table:table-cell table:style-name="ce8" table:formula="of:=0.25*[.L67]+0.25*[.M66]+0.25*[.L65]+0.25*[.K66]" office:value-type="float" office:value="0.046875" calcext:value-type="float">
            <text:p>0.046875</text:p>
          </table:table-cell>
          <table:table-cell table:style-name="ce8" table:formula="of:=0.25*[.M67]+0.25*[.N66]+0.25*[.M65]+0.25*[.L66]" office:value-type="float" office:value="0" calcext:value-type="float">
            <text:p>0</text:p>
          </table:table-cell>
          <table:table-cell table:style-name="ce8" table:formula="of:=0.25*[.N67]+0.25*[.O66]+0.25*[.N65]+0.25*[.M66]" office:value-type="float" office:value="0" calcext:value-type="float">
            <text:p>0</text:p>
          </table:table-cell>
          <table:table-cell table:style-name="ce8" table:formula="of:=0.25*[.O67]+0.25*[.P66]+0.25*[.O65]+0.25*[.N66]" office:value-type="float" office:value="0" calcext:value-type="float">
            <text:p>0</text:p>
          </table:table-cell>
          <table:table-cell table:style-name="ce8" table:formula="of:=0.25*[.P67]+0.25*[.Q66]+0.25*[.P65]+0.25*[.O6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8" table:formula="of:=0.25*[.F68]+0.25*[.G67]+0.25*[.F66]+0.25*[.E67]" office:value-type="float" office:value="0" calcext:value-type="float">
            <text:p>0</text:p>
          </table:table-cell>
          <table:table-cell table:style-name="ce13" table:formula="of:=0.25*[.G68]+0.25*[.H67]+0.25*[.G66]+0.25*[.F67]" office:value-type="float" office:value="0" calcext:value-type="float">
            <text:p>0</text:p>
          </table:table-cell>
          <table:table-cell table:style-name="ce8" table:formula="of:=0.25*[.H68]+0.25*[.I67]+0.25*[.H66]+0.25*[.G67]" office:value-type="float" office:value="0" calcext:value-type="float">
            <text:p>0</text:p>
          </table:table-cell>
          <table:table-cell table:style-name="ce8" table:formula="of:=0.25*[.I68]+0.25*[.J67]+0.25*[.I66]+0.25*[.H67]" office:value-type="float" office:value="0" calcext:value-type="float">
            <text:p>0</text:p>
          </table:table-cell>
          <table:table-cell table:style-name="ce8" table:formula="of:=0.25*[.J68]+0.25*[.K67]+0.25*[.J66]+0.25*[.I67]" office:value-type="float" office:value="0" calcext:value-type="float">
            <text:p>0</text:p>
          </table:table-cell>
          <table:table-cell table:style-name="ce8" table:formula="of:=0.25*[.K68]+0.25*[.L67]+0.25*[.K66]+0.25*[.J67]" office:value-type="float" office:value="0.015625" calcext:value-type="float">
            <text:p>0.015625</text:p>
          </table:table-cell>
          <table:table-cell table:style-name="ce8" table:formula="of:=0.25*[.L68]+0.25*[.M67]+0.25*[.L66]+0.25*[.K67]" office:value-type="float" office:value="0" calcext:value-type="float">
            <text:p>0</text:p>
          </table:table-cell>
          <table:table-cell table:style-name="ce8" table:formula="of:=0.25*[.M68]+0.25*[.N67]+0.25*[.M66]+0.25*[.L67]" office:value-type="float" office:value="0" calcext:value-type="float">
            <text:p>0</text:p>
          </table:table-cell>
          <table:table-cell table:style-name="ce8" table:formula="of:=0.25*[.N68]+0.25*[.O67]+0.25*[.N66]+0.25*[.M67]" office:value-type="float" office:value="0" calcext:value-type="float">
            <text:p>0</text:p>
          </table:table-cell>
          <table:table-cell table:style-name="ce8" table:formula="of:=0.25*[.O68]+0.25*[.P67]+0.25*[.O66]+0.25*[.N67]" office:value-type="float" office:value="0" calcext:value-type="float">
            <text:p>0</text:p>
          </table:table-cell>
          <table:table-cell table:style-name="ce8" table:formula="of:=0.25*[.P68]+0.25*[.Q67]+0.25*[.P66]+0.25*[.O6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8" table:formula="of:=0.25*[.F69]+0.25*[.G68]+0.25*[.F67]+0.25*[.E68]" office:value-type="float" office:value="0" calcext:value-type="float">
            <text:p>0</text:p>
          </table:table-cell>
          <table:table-cell table:style-name="ce13" table:formula="of:=0.25*[.G69]+0.25*[.H68]+0.25*[.G67]+0.25*[.F68]" office:value-type="float" office:value="0" calcext:value-type="float">
            <text:p>0</text:p>
          </table:table-cell>
          <table:table-cell table:style-name="ce8" table:formula="of:=0.25*[.H69]+0.25*[.I68]+0.25*[.H67]+0.25*[.G68]" office:value-type="float" office:value="0" calcext:value-type="float">
            <text:p>0</text:p>
          </table:table-cell>
          <table:table-cell table:style-name="ce8" table:formula="of:=0.25*[.I69]+0.25*[.J68]+0.25*[.I67]+0.25*[.H68]" office:value-type="float" office:value="0" calcext:value-type="float">
            <text:p>0</text:p>
          </table:table-cell>
          <table:table-cell table:style-name="ce8" table:formula="of:=0.25*[.J69]+0.25*[.K68]+0.25*[.J67]+0.25*[.I68]" office:value-type="float" office:value="0" calcext:value-type="float">
            <text:p>0</text:p>
          </table:table-cell>
          <table:table-cell table:style-name="ce8" table:formula="of:=0.25*[.K69]+0.25*[.L68]+0.25*[.K67]+0.25*[.J68]" office:value-type="float" office:value="0" calcext:value-type="float">
            <text:p>0</text:p>
          </table:table-cell>
          <table:table-cell table:style-name="ce8" table:formula="of:=0.25*[.L69]+0.25*[.M68]+0.25*[.L67]+0.25*[.K68]" office:value-type="float" office:value="0" calcext:value-type="float">
            <text:p>0</text:p>
          </table:table-cell>
          <table:table-cell table:style-name="ce8" table:formula="of:=0.25*[.M69]+0.25*[.N68]+0.25*[.M67]+0.25*[.L68]" office:value-type="float" office:value="0" calcext:value-type="float">
            <text:p>0</text:p>
          </table:table-cell>
          <table:table-cell table:style-name="ce8" table:formula="of:=0.25*[.N69]+0.25*[.O68]+0.25*[.N67]+0.25*[.M68]" office:value-type="float" office:value="0" calcext:value-type="float">
            <text:p>0</text:p>
          </table:table-cell>
          <table:table-cell table:style-name="ce8" table:formula="of:=0.25*[.O69]+0.25*[.P68]+0.25*[.O67]+0.25*[.N68]" office:value-type="float" office:value="0" calcext:value-type="float">
            <text:p>0</text:p>
          </table:table-cell>
          <table:table-cell table:style-name="ce8" table:formula="of:=0.25*[.P69]+0.25*[.Q68]+0.25*[.P67]+0.25*[.O6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8" table:formula="of:=0.25*[.F70]+0.25*[.G69]+0.25*[.F68]+0.25*[.E69]" office:value-type="float" office:value="0" calcext:value-type="float">
            <text:p>0</text:p>
          </table:table-cell>
          <table:table-cell table:style-name="ce13" table:formula="of:=0.25*[.G70]+0.25*[.H69]+0.25*[.G68]+0.25*[.F69]" office:value-type="float" office:value="0" calcext:value-type="float">
            <text:p>0</text:p>
          </table:table-cell>
          <table:table-cell table:style-name="ce8" table:formula="of:=0.25*[.H70]+0.25*[.I69]+0.25*[.H68]+0.25*[.G69]" office:value-type="float" office:value="0" calcext:value-type="float">
            <text:p>0</text:p>
          </table:table-cell>
          <table:table-cell table:style-name="ce8" table:formula="of:=0.25*[.I70]+0.25*[.J69]+0.25*[.I68]+0.25*[.H69]" office:value-type="float" office:value="0" calcext:value-type="float">
            <text:p>0</text:p>
          </table:table-cell>
          <table:table-cell table:style-name="ce8" table:formula="of:=0.25*[.J70]+0.25*[.K69]+0.25*[.J68]+0.25*[.I69]" office:value-type="float" office:value="0" calcext:value-type="float">
            <text:p>0</text:p>
          </table:table-cell>
          <table:table-cell table:style-name="ce8" table:formula="of:=0.25*[.K70]+0.25*[.L69]+0.25*[.K68]+0.25*[.J69]" office:value-type="float" office:value="0" calcext:value-type="float">
            <text:p>0</text:p>
          </table:table-cell>
          <table:table-cell table:style-name="ce8" table:formula="of:=0.25*[.L70]+0.25*[.M69]+0.25*[.L68]+0.25*[.K69]" office:value-type="float" office:value="0" calcext:value-type="float">
            <text:p>0</text:p>
          </table:table-cell>
          <table:table-cell table:style-name="ce8" table:formula="of:=0.25*[.M70]+0.25*[.N69]+0.25*[.M68]+0.25*[.L69]" office:value-type="float" office:value="0" calcext:value-type="float">
            <text:p>0</text:p>
          </table:table-cell>
          <table:table-cell table:style-name="ce8" table:formula="of:=0.25*[.N70]+0.25*[.O69]+0.25*[.N68]+0.25*[.M69]" office:value-type="float" office:value="0" calcext:value-type="float">
            <text:p>0</text:p>
          </table:table-cell>
          <table:table-cell table:style-name="ce8" table:formula="of:=0.25*[.O70]+0.25*[.P69]+0.25*[.O68]+0.25*[.N69]" office:value-type="float" office:value="0" calcext:value-type="float">
            <text:p>0</text:p>
          </table:table-cell>
          <table:table-cell table:style-name="ce8" table:formula="of:=0.25*[.P70]+0.25*[.Q69]+0.25*[.P68]+0.25*[.O6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=4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style-name="ce3"/>
          <table:table-cell table:number-columns-repeated="20"/>
        </table:table-row>
        <table:table-row table:style-name="ro2">
          <table:table-cell table:number-columns-repeated="3"/>
          <table:table-cell office:value-type="float" office:value="-5" calcext:value-type="float">
            <text:p>-5</text:p>
          </table:table-cell>
          <table:table-cell/>
          <table:table-cell table:style-name="ce9" table:formula="of:=0.25*[.F74]+0.25*[.G73]+0.25*[.F72]+0.25*[.E73]" office:value-type="float" office:value="0" calcext:value-type="float">
            <text:p>0</text:p>
          </table:table-cell>
          <table:table-cell table:style-name="ce9" table:formula="of:=0.25*[.G74]+0.25*[.H73]+0.25*[.G72]+0.25*[.F73]" office:value-type="float" office:value="0" calcext:value-type="float">
            <text:p>0</text:p>
          </table:table-cell>
          <table:table-cell table:style-name="ce9" table:formula="of:=0.25*[.H74]+0.25*[.I73]+0.25*[.H72]+0.25*[.G73]" office:value-type="float" office:value="0" calcext:value-type="float">
            <text:p>0</text:p>
          </table:table-cell>
          <table:table-cell table:style-name="ce9" table:formula="of:=0.25*[.I74]+0.25*[.J73]+0.25*[.I72]+0.25*[.H73]" office:value-type="float" office:value="0" calcext:value-type="float">
            <text:p>0</text:p>
          </table:table-cell>
          <table:table-cell table:style-name="ce9" table:formula="of:=0.25*[.J74]+0.25*[.K73]+0.25*[.J72]+0.25*[.I73]" office:value-type="float" office:value="0" calcext:value-type="float">
            <text:p>0</text:p>
          </table:table-cell>
          <table:table-cell table:style-name="ce9" table:formula="of:=0.25*[.K74]+0.25*[.L73]+0.25*[.K72]+0.25*[.J73]" office:value-type="float" office:value="0" calcext:value-type="float">
            <text:p>0</text:p>
          </table:table-cell>
          <table:table-cell table:style-name="ce9" table:formula="of:=0.25*[.L74]+0.25*[.M73]+0.25*[.L72]+0.25*[.K73]" office:value-type="float" office:value="0" calcext:value-type="float">
            <text:p>0</text:p>
          </table:table-cell>
          <table:table-cell table:style-name="ce9" table:formula="of:=0.25*[.M74]+0.25*[.N73]+0.25*[.M72]+0.25*[.L73]" office:value-type="float" office:value="0" calcext:value-type="float">
            <text:p>0</text:p>
          </table:table-cell>
          <table:table-cell table:style-name="ce9" table:formula="of:=0.25*[.N74]+0.25*[.O73]+0.25*[.N72]+0.25*[.M73]" office:value-type="float" office:value="0" calcext:value-type="float">
            <text:p>0</text:p>
          </table:table-cell>
          <table:table-cell table:style-name="ce9" table:formula="of:=0.25*[.O74]+0.25*[.P73]+0.25*[.O72]+0.25*[.N73]" office:value-type="float" office:value="0" calcext:value-type="float">
            <text:p>0</text:p>
          </table:table-cell>
          <table:table-cell table:style-name="ce9" table:formula="of:=0.25*[.P74]+0.25*[.Q73]+0.25*[.P72]+0.25*[.O7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4" calcext:value-type="float">
            <text:p>-4</text:p>
          </table:table-cell>
          <table:table-cell/>
          <table:table-cell table:style-name="ce9" table:formula="of:=0.25*[.F75]+0.25*[.G74]+0.25*[.F73]+0.25*[.E74]" office:value-type="float" office:value="0" calcext:value-type="float">
            <text:p>0</text:p>
          </table:table-cell>
          <table:table-cell table:style-name="ce9" table:formula="of:=0.25*[.G75]+0.25*[.H74]+0.25*[.G73]+0.25*[.F74]" office:value-type="float" office:value="0" calcext:value-type="float">
            <text:p>0</text:p>
          </table:table-cell>
          <table:table-cell table:style-name="ce9" table:formula="of:=0.25*[.H75]+0.25*[.I74]+0.25*[.H73]+0.25*[.G74]" office:value-type="float" office:value="0" calcext:value-type="float">
            <text:p>0</text:p>
          </table:table-cell>
          <table:table-cell table:style-name="ce9" table:formula="of:=0.25*[.I75]+0.25*[.J74]+0.25*[.I73]+0.25*[.H74]" office:value-type="float" office:value="0" calcext:value-type="float">
            <text:p>0</text:p>
          </table:table-cell>
          <table:table-cell table:style-name="ce9" table:formula="of:=0.25*[.J75]+0.25*[.K74]+0.25*[.J73]+0.25*[.I74]" office:value-type="float" office:value="0" calcext:value-type="float">
            <text:p>0</text:p>
          </table:table-cell>
          <table:table-cell table:style-name="ce9" table:formula="of:=0.25*[.K75]+0.25*[.L74]+0.25*[.K73]+0.25*[.J74]" office:value-type="float" office:value="0.00390625" calcext:value-type="float">
            <text:p>0.00390625</text:p>
          </table:table-cell>
          <table:table-cell table:style-name="ce9" table:formula="of:=0.25*[.L75]+0.25*[.M74]+0.25*[.L73]+0.25*[.K74]" office:value-type="float" office:value="0" calcext:value-type="float">
            <text:p>0</text:p>
          </table:table-cell>
          <table:table-cell table:style-name="ce9" table:formula="of:=0.25*[.M75]+0.25*[.N74]+0.25*[.M73]+0.25*[.L74]" office:value-type="float" office:value="0" calcext:value-type="float">
            <text:p>0</text:p>
          </table:table-cell>
          <table:table-cell table:style-name="ce9" table:formula="of:=0.25*[.N75]+0.25*[.O74]+0.25*[.N73]+0.25*[.M74]" office:value-type="float" office:value="0" calcext:value-type="float">
            <text:p>0</text:p>
          </table:table-cell>
          <table:table-cell table:style-name="ce9" table:formula="of:=0.25*[.O75]+0.25*[.P74]+0.25*[.O73]+0.25*[.N74]" office:value-type="float" office:value="0" calcext:value-type="float">
            <text:p>0</text:p>
          </table:table-cell>
          <table:table-cell table:style-name="ce9" table:formula="of:=0.25*[.P75]+0.25*[.Q74]+0.25*[.P73]+0.25*[.O7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3" calcext:value-type="float">
            <text:p>-3</text:p>
          </table:table-cell>
          <table:table-cell/>
          <table:table-cell table:style-name="ce9" table:formula="of:=0.25*[.F76]+0.25*[.G75]+0.25*[.F74]+0.25*[.E75]" office:value-type="float" office:value="0" calcext:value-type="float">
            <text:p>0</text:p>
          </table:table-cell>
          <table:table-cell table:style-name="ce14" table:formula="of:=0.25*[.G76]+0.25*[.H75]+0.25*[.G74]+0.25*[.F75]" office:value-type="float" office:value="0" calcext:value-type="float">
            <text:p>0</text:p>
          </table:table-cell>
          <table:table-cell table:style-name="ce9" table:formula="of:=0.25*[.H76]+0.25*[.I75]+0.25*[.H74]+0.25*[.G75]" office:value-type="float" office:value="0" calcext:value-type="float">
            <text:p>0</text:p>
          </table:table-cell>
          <table:table-cell table:style-name="ce9" table:formula="of:=0.25*[.I76]+0.25*[.J75]+0.25*[.I74]+0.25*[.H75]" office:value-type="float" office:value="0" calcext:value-type="float">
            <text:p>0</text:p>
          </table:table-cell>
          <table:table-cell table:style-name="ce9" table:formula="of:=0.25*[.J76]+0.25*[.K75]+0.25*[.J74]+0.25*[.I75]" office:value-type="float" office:value="0.015625" calcext:value-type="float">
            <text:p>0.015625</text:p>
          </table:table-cell>
          <table:table-cell table:style-name="ce9" table:formula="of:=0.25*[.K76]+0.25*[.L75]+0.25*[.K74]+0.25*[.J75]" office:value-type="float" office:value="0" calcext:value-type="float">
            <text:p>0</text:p>
          </table:table-cell>
          <table:table-cell table:style-name="ce9" table:formula="of:=0.25*[.L76]+0.25*[.M75]+0.25*[.L74]+0.25*[.K75]" office:value-type="float" office:value="0.015625" calcext:value-type="float">
            <text:p>0.015625</text:p>
          </table:table-cell>
          <table:table-cell table:style-name="ce9" table:formula="of:=0.25*[.M76]+0.25*[.N75]+0.25*[.M74]+0.25*[.L75]" office:value-type="float" office:value="0" calcext:value-type="float">
            <text:p>0</text:p>
          </table:table-cell>
          <table:table-cell table:style-name="ce9" table:formula="of:=0.25*[.N76]+0.25*[.O75]+0.25*[.N74]+0.25*[.M75]" office:value-type="float" office:value="0" calcext:value-type="float">
            <text:p>0</text:p>
          </table:table-cell>
          <table:table-cell table:style-name="ce9" table:formula="of:=0.25*[.O76]+0.25*[.P75]+0.25*[.O74]+0.25*[.N75]" office:value-type="float" office:value="0" calcext:value-type="float">
            <text:p>0</text:p>
          </table:table-cell>
          <table:table-cell table:style-name="ce9" table:formula="of:=0.25*[.P76]+0.25*[.Q75]+0.25*[.P74]+0.25*[.O7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style-name="ce9" table:formula="of:=0.25*[.F77]+0.25*[.G76]+0.25*[.F75]+0.25*[.E76]" office:value-type="float" office:value="0" calcext:value-type="float">
            <text:p>0</text:p>
          </table:table-cell>
          <table:table-cell table:style-name="ce14" table:formula="of:=0.25*[.G77]+0.25*[.H76]+0.25*[.G75]+0.25*[.F76]" office:value-type="float" office:value="0" calcext:value-type="float">
            <text:p>0</text:p>
          </table:table-cell>
          <table:table-cell table:style-name="ce9" table:formula="of:=0.25*[.H77]+0.25*[.I76]+0.25*[.H75]+0.25*[.G76]" office:value-type="float" office:value="0" calcext:value-type="float">
            <text:p>0</text:p>
          </table:table-cell>
          <table:table-cell table:style-name="ce9" table:formula="of:=0.25*[.I77]+0.25*[.J76]+0.25*[.I75]+0.25*[.H76]" office:value-type="float" office:value="0.0234375" calcext:value-type="float">
            <text:p>0.0234375</text:p>
          </table:table-cell>
          <table:table-cell table:style-name="ce9" table:formula="of:=0.25*[.J77]+0.25*[.K76]+0.25*[.J75]+0.25*[.I76]" office:value-type="float" office:value="0" calcext:value-type="float">
            <text:p>0</text:p>
          </table:table-cell>
          <table:table-cell table:style-name="ce9" table:formula="of:=0.25*[.K77]+0.25*[.L76]+0.25*[.K75]+0.25*[.J76]" office:value-type="float" office:value="0.0625" calcext:value-type="float">
            <text:p>0.0625</text:p>
          </table:table-cell>
          <table:table-cell table:style-name="ce9" table:formula="of:=0.25*[.L77]+0.25*[.M76]+0.25*[.L75]+0.25*[.K76]" office:value-type="float" office:value="0" calcext:value-type="float">
            <text:p>0</text:p>
          </table:table-cell>
          <table:table-cell table:style-name="ce9" table:formula="of:=0.25*[.M77]+0.25*[.N76]+0.25*[.M75]+0.25*[.L76]" office:value-type="float" office:value="0.0234375" calcext:value-type="float">
            <text:p>0.0234375</text:p>
          </table:table-cell>
          <table:table-cell table:style-name="ce9" table:formula="of:=0.25*[.N77]+0.25*[.O76]+0.25*[.N75]+0.25*[.M76]" office:value-type="float" office:value="0" calcext:value-type="float">
            <text:p>0</text:p>
          </table:table-cell>
          <table:table-cell table:style-name="ce9" table:formula="of:=0.25*[.O77]+0.25*[.P76]+0.25*[.O75]+0.25*[.N76]" office:value-type="float" office:value="0" calcext:value-type="float">
            <text:p>0</text:p>
          </table:table-cell>
          <table:table-cell table:style-name="ce9" table:formula="of:=0.25*[.P77]+0.25*[.Q76]+0.25*[.P75]+0.25*[.O7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style-name="ce9" table:formula="of:=0.25*[.F78]+0.25*[.G77]+0.25*[.F76]+0.25*[.E77]" office:value-type="float" office:value="0" calcext:value-type="float">
            <text:p>0</text:p>
          </table:table-cell>
          <table:table-cell table:style-name="ce14" table:formula="of:=0.25*[.G78]+0.25*[.H77]+0.25*[.G76]+0.25*[.F77]" office:value-type="float" office:value="0" calcext:value-type="float">
            <text:p>0</text:p>
          </table:table-cell>
          <table:table-cell table:style-name="ce9" table:formula="of:=0.25*[.H78]+0.25*[.I77]+0.25*[.H76]+0.25*[.G77]" office:value-type="float" office:value="0.015625" calcext:value-type="float">
            <text:p>0.015625</text:p>
          </table:table-cell>
          <table:table-cell table:style-name="ce9" table:formula="of:=0.25*[.I78]+0.25*[.J77]+0.25*[.I76]+0.25*[.H77]" office:value-type="float" office:value="0" calcext:value-type="float">
            <text:p>0</text:p>
          </table:table-cell>
          <table:table-cell table:style-name="ce9" table:formula="of:=0.25*[.J78]+0.25*[.K77]+0.25*[.J76]+0.25*[.I77]" office:value-type="float" office:value="0.09375" calcext:value-type="float">
            <text:p>0.09375</text:p>
          </table:table-cell>
          <table:table-cell table:style-name="ce9" table:formula="of:=0.25*[.K78]+0.25*[.L77]+0.25*[.K76]+0.25*[.J77]" office:value-type="float" office:value="0" calcext:value-type="float">
            <text:p>0</text:p>
          </table:table-cell>
          <table:table-cell table:style-name="ce9" table:formula="of:=0.25*[.L78]+0.25*[.M77]+0.25*[.L76]+0.25*[.K77]" office:value-type="float" office:value="0.09375" calcext:value-type="float">
            <text:p>0.09375</text:p>
          </table:table-cell>
          <table:table-cell table:style-name="ce9" table:formula="of:=0.25*[.M78]+0.25*[.N77]+0.25*[.M76]+0.25*[.L77]" office:value-type="float" office:value="0" calcext:value-type="float">
            <text:p>0</text:p>
          </table:table-cell>
          <table:table-cell table:style-name="ce9" table:formula="of:=0.25*[.N78]+0.25*[.O77]+0.25*[.N76]+0.25*[.M77]" office:value-type="float" office:value="0.015625" calcext:value-type="float">
            <text:p>0.015625</text:p>
          </table:table-cell>
          <table:table-cell table:style-name="ce9" table:formula="of:=0.25*[.O78]+0.25*[.P77]+0.25*[.O76]+0.25*[.N77]" office:value-type="float" office:value="0" calcext:value-type="float">
            <text:p>0</text:p>
          </table:table-cell>
          <table:table-cell table:style-name="ce9" table:formula="of:=0.25*[.P78]+0.25*[.Q77]+0.25*[.P76]+0.25*[.O7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9" table:formula="of:=0.25*[.F79]+0.25*[.G78]+0.25*[.F77]+0.25*[.E78]" office:value-type="float" office:value="0" calcext:value-type="float">
            <text:p>0</text:p>
          </table:table-cell>
          <table:table-cell table:style-name="ce14" table:formula="of:=0.25*[.G79]+0.25*[.H78]+0.25*[.G77]+0.25*[.F78]" office:value-type="float" office:value="0.00390625" calcext:value-type="float">
            <text:p>0.00390625</text:p>
          </table:table-cell>
          <table:table-cell table:style-name="ce9" table:formula="of:=0.25*[.H79]+0.25*[.I78]+0.25*[.H77]+0.25*[.G78]" office:value-type="float" office:value="0" calcext:value-type="float">
            <text:p>0</text:p>
          </table:table-cell>
          <table:table-cell table:style-name="ce9" table:formula="of:=0.25*[.I79]+0.25*[.J78]+0.25*[.I77]+0.25*[.H78]" office:value-type="float" office:value="0.0625" calcext:value-type="float">
            <text:p>0.0625</text:p>
          </table:table-cell>
          <table:table-cell table:style-name="ce9" table:formula="of:=0.25*[.J79]+0.25*[.K78]+0.25*[.J77]+0.25*[.I78]" office:value-type="float" office:value="0" calcext:value-type="float">
            <text:p>0</text:p>
          </table:table-cell>
          <table:table-cell table:style-name="ce9" table:formula="of:=0.25*[.K79]+0.25*[.L78]+0.25*[.K77]+0.25*[.J78]" office:value-type="float" office:value="0.140625" calcext:value-type="float">
            <text:p>0.140625</text:p>
          </table:table-cell>
          <table:table-cell table:style-name="ce9" table:formula="of:=0.25*[.L79]+0.25*[.M78]+0.25*[.L77]+0.25*[.K78]" office:value-type="float" office:value="0" calcext:value-type="float">
            <text:p>0</text:p>
          </table:table-cell>
          <table:table-cell table:style-name="ce9" table:formula="of:=0.25*[.M79]+0.25*[.N78]+0.25*[.M77]+0.25*[.L78]" office:value-type="float" office:value="0.0625" calcext:value-type="float">
            <text:p>0.0625</text:p>
          </table:table-cell>
          <table:table-cell table:style-name="ce9" table:formula="of:=0.25*[.N79]+0.25*[.O78]+0.25*[.N77]+0.25*[.M78]" office:value-type="float" office:value="0" calcext:value-type="float">
            <text:p>0</text:p>
          </table:table-cell>
          <table:table-cell table:style-name="ce9" table:formula="of:=0.25*[.O79]+0.25*[.P78]+0.25*[.O77]+0.25*[.N78]" office:value-type="float" office:value="0.00390625" calcext:value-type="float">
            <text:p>0.00390625</text:p>
          </table:table-cell>
          <table:table-cell table:style-name="ce9" table:formula="of:=0.25*[.P79]+0.25*[.Q78]+0.25*[.P77]+0.25*[.O7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table:formula="of:=0.25*[.F80]+0.25*[.G79]+0.25*[.F78]+0.25*[.E79]" office:value-type="float" office:value="0" calcext:value-type="float">
            <text:p>0</text:p>
          </table:table-cell>
          <table:table-cell table:style-name="ce14" table:formula="of:=0.25*[.G80]+0.25*[.H79]+0.25*[.G78]+0.25*[.F79]" office:value-type="float" office:value="0" calcext:value-type="float">
            <text:p>0</text:p>
          </table:table-cell>
          <table:table-cell table:style-name="ce9" table:formula="of:=0.25*[.H80]+0.25*[.I79]+0.25*[.H78]+0.25*[.G79]" office:value-type="float" office:value="0.015625" calcext:value-type="float">
            <text:p>0.015625</text:p>
          </table:table-cell>
          <table:table-cell table:style-name="ce9" table:formula="of:=0.25*[.I80]+0.25*[.J79]+0.25*[.I78]+0.25*[.H79]" office:value-type="float" office:value="0" calcext:value-type="float">
            <text:p>0</text:p>
          </table:table-cell>
          <table:table-cell table:style-name="ce9" table:formula="of:=0.25*[.J80]+0.25*[.K79]+0.25*[.J78]+0.25*[.I79]" office:value-type="float" office:value="0.09375" calcext:value-type="float">
            <text:p>0.09375</text:p>
          </table:table-cell>
          <table:table-cell table:style-name="ce9" table:formula="of:=0.25*[.K80]+0.25*[.L79]+0.25*[.K78]+0.25*[.J79]" office:value-type="float" office:value="0" calcext:value-type="float">
            <text:p>0</text:p>
          </table:table-cell>
          <table:table-cell table:style-name="ce9" table:formula="of:=0.25*[.L80]+0.25*[.M79]+0.25*[.L78]+0.25*[.K79]" office:value-type="float" office:value="0.09375" calcext:value-type="float">
            <text:p>0.09375</text:p>
          </table:table-cell>
          <table:table-cell table:style-name="ce9" table:formula="of:=0.25*[.M80]+0.25*[.N79]+0.25*[.M78]+0.25*[.L79]" office:value-type="float" office:value="0" calcext:value-type="float">
            <text:p>0</text:p>
          </table:table-cell>
          <table:table-cell table:style-name="ce9" table:formula="of:=0.25*[.N80]+0.25*[.O79]+0.25*[.N78]+0.25*[.M79]" office:value-type="float" office:value="0.015625" calcext:value-type="float">
            <text:p>0.015625</text:p>
          </table:table-cell>
          <table:table-cell table:style-name="ce9" table:formula="of:=0.25*[.O80]+0.25*[.P79]+0.25*[.O78]+0.25*[.N79]" office:value-type="float" office:value="0" calcext:value-type="float">
            <text:p>0</text:p>
          </table:table-cell>
          <table:table-cell table:style-name="ce9" table:formula="of:=0.25*[.P80]+0.25*[.Q79]+0.25*[.P78]+0.25*[.O7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9" table:formula="of:=0.25*[.F81]+0.25*[.G80]+0.25*[.F79]+0.25*[.E80]" office:value-type="float" office:value="0" calcext:value-type="float">
            <text:p>0</text:p>
          </table:table-cell>
          <table:table-cell table:style-name="ce14" table:formula="of:=0.25*[.G81]+0.25*[.H80]+0.25*[.G79]+0.25*[.F80]" office:value-type="float" office:value="0" calcext:value-type="float">
            <text:p>0</text:p>
          </table:table-cell>
          <table:table-cell table:style-name="ce9" table:formula="of:=0.25*[.H81]+0.25*[.I80]+0.25*[.H79]+0.25*[.G80]" office:value-type="float" office:value="0" calcext:value-type="float">
            <text:p>0</text:p>
          </table:table-cell>
          <table:table-cell table:style-name="ce9" table:formula="of:=0.25*[.I81]+0.25*[.J80]+0.25*[.I79]+0.25*[.H80]" office:value-type="float" office:value="0.0234375" calcext:value-type="float">
            <text:p>0.0234375</text:p>
          </table:table-cell>
          <table:table-cell table:style-name="ce9" table:formula="of:=0.25*[.J81]+0.25*[.K80]+0.25*[.J79]+0.25*[.I80]" office:value-type="float" office:value="0" calcext:value-type="float">
            <text:p>0</text:p>
          </table:table-cell>
          <table:table-cell table:style-name="ce9" table:formula="of:=0.25*[.K81]+0.25*[.L80]+0.25*[.K79]+0.25*[.J80]" office:value-type="float" office:value="0.0625" calcext:value-type="float">
            <text:p>0.0625</text:p>
          </table:table-cell>
          <table:table-cell table:style-name="ce9" table:formula="of:=0.25*[.L81]+0.25*[.M80]+0.25*[.L79]+0.25*[.K80]" office:value-type="float" office:value="0" calcext:value-type="float">
            <text:p>0</text:p>
          </table:table-cell>
          <table:table-cell table:style-name="ce9" table:formula="of:=0.25*[.M81]+0.25*[.N80]+0.25*[.M79]+0.25*[.L80]" office:value-type="float" office:value="0.0234375" calcext:value-type="float">
            <text:p>0.0234375</text:p>
          </table:table-cell>
          <table:table-cell table:style-name="ce9" table:formula="of:=0.25*[.N81]+0.25*[.O80]+0.25*[.N79]+0.25*[.M80]" office:value-type="float" office:value="0" calcext:value-type="float">
            <text:p>0</text:p>
          </table:table-cell>
          <table:table-cell table:style-name="ce9" table:formula="of:=0.25*[.O81]+0.25*[.P80]+0.25*[.O79]+0.25*[.N80]" office:value-type="float" office:value="0" calcext:value-type="float">
            <text:p>0</text:p>
          </table:table-cell>
          <table:table-cell table:style-name="ce9" table:formula="of:=0.25*[.P81]+0.25*[.Q80]+0.25*[.P79]+0.25*[.O8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9" table:formula="of:=0.25*[.F82]+0.25*[.G81]+0.25*[.F80]+0.25*[.E81]" office:value-type="float" office:value="0" calcext:value-type="float">
            <text:p>0</text:p>
          </table:table-cell>
          <table:table-cell table:style-name="ce14" table:formula="of:=0.25*[.G82]+0.25*[.H81]+0.25*[.G80]+0.25*[.F81]" office:value-type="float" office:value="0" calcext:value-type="float">
            <text:p>0</text:p>
          </table:table-cell>
          <table:table-cell table:style-name="ce9" table:formula="of:=0.25*[.H82]+0.25*[.I81]+0.25*[.H80]+0.25*[.G81]" office:value-type="float" office:value="0" calcext:value-type="float">
            <text:p>0</text:p>
          </table:table-cell>
          <table:table-cell table:style-name="ce9" table:formula="of:=0.25*[.I82]+0.25*[.J81]+0.25*[.I80]+0.25*[.H81]" office:value-type="float" office:value="0" calcext:value-type="float">
            <text:p>0</text:p>
          </table:table-cell>
          <table:table-cell table:style-name="ce9" table:formula="of:=0.25*[.J82]+0.25*[.K81]+0.25*[.J80]+0.25*[.I81]" office:value-type="float" office:value="0.015625" calcext:value-type="float">
            <text:p>0.015625</text:p>
          </table:table-cell>
          <table:table-cell table:style-name="ce9" table:formula="of:=0.25*[.K82]+0.25*[.L81]+0.25*[.K80]+0.25*[.J81]" office:value-type="float" office:value="0" calcext:value-type="float">
            <text:p>0</text:p>
          </table:table-cell>
          <table:table-cell table:style-name="ce9" table:formula="of:=0.25*[.L82]+0.25*[.M81]+0.25*[.L80]+0.25*[.K81]" office:value-type="float" office:value="0.015625" calcext:value-type="float">
            <text:p>0.015625</text:p>
          </table:table-cell>
          <table:table-cell table:style-name="ce9" table:formula="of:=0.25*[.M82]+0.25*[.N81]+0.25*[.M80]+0.25*[.L81]" office:value-type="float" office:value="0" calcext:value-type="float">
            <text:p>0</text:p>
          </table:table-cell>
          <table:table-cell table:style-name="ce9" table:formula="of:=0.25*[.N82]+0.25*[.O81]+0.25*[.N80]+0.25*[.M81]" office:value-type="float" office:value="0" calcext:value-type="float">
            <text:p>0</text:p>
          </table:table-cell>
          <table:table-cell table:style-name="ce9" table:formula="of:=0.25*[.O82]+0.25*[.P81]+0.25*[.O80]+0.25*[.N81]" office:value-type="float" office:value="0" calcext:value-type="float">
            <text:p>0</text:p>
          </table:table-cell>
          <table:table-cell table:style-name="ce9" table:formula="of:=0.25*[.P82]+0.25*[.Q81]+0.25*[.P80]+0.25*[.O8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9" table:formula="of:=0.25*[.F83]+0.25*[.G82]+0.25*[.F81]+0.25*[.E82]" office:value-type="float" office:value="0" calcext:value-type="float">
            <text:p>0</text:p>
          </table:table-cell>
          <table:table-cell table:style-name="ce14" table:formula="of:=0.25*[.G83]+0.25*[.H82]+0.25*[.G81]+0.25*[.F82]" office:value-type="float" office:value="0" calcext:value-type="float">
            <text:p>0</text:p>
          </table:table-cell>
          <table:table-cell table:style-name="ce9" table:formula="of:=0.25*[.H83]+0.25*[.I82]+0.25*[.H81]+0.25*[.G82]" office:value-type="float" office:value="0" calcext:value-type="float">
            <text:p>0</text:p>
          </table:table-cell>
          <table:table-cell table:style-name="ce9" table:formula="of:=0.25*[.I83]+0.25*[.J82]+0.25*[.I81]+0.25*[.H82]" office:value-type="float" office:value="0" calcext:value-type="float">
            <text:p>0</text:p>
          </table:table-cell>
          <table:table-cell table:style-name="ce9" table:formula="of:=0.25*[.J83]+0.25*[.K82]+0.25*[.J81]+0.25*[.I82]" office:value-type="float" office:value="0" calcext:value-type="float">
            <text:p>0</text:p>
          </table:table-cell>
          <table:table-cell table:style-name="ce9" table:formula="of:=0.25*[.K83]+0.25*[.L82]+0.25*[.K81]+0.25*[.J82]" office:value-type="float" office:value="0.00390625" calcext:value-type="float">
            <text:p>0.00390625</text:p>
          </table:table-cell>
          <table:table-cell table:style-name="ce9" table:formula="of:=0.25*[.L83]+0.25*[.M82]+0.25*[.L81]+0.25*[.K82]" office:value-type="float" office:value="0" calcext:value-type="float">
            <text:p>0</text:p>
          </table:table-cell>
          <table:table-cell table:style-name="ce9" table:formula="of:=0.25*[.M83]+0.25*[.N82]+0.25*[.M81]+0.25*[.L82]" office:value-type="float" office:value="0" calcext:value-type="float">
            <text:p>0</text:p>
          </table:table-cell>
          <table:table-cell table:style-name="ce9" table:formula="of:=0.25*[.N83]+0.25*[.O82]+0.25*[.N81]+0.25*[.M82]" office:value-type="float" office:value="0" calcext:value-type="float">
            <text:p>0</text:p>
          </table:table-cell>
          <table:table-cell table:style-name="ce9" table:formula="of:=0.25*[.O83]+0.25*[.P82]+0.25*[.O81]+0.25*[.N82]" office:value-type="float" office:value="0" calcext:value-type="float">
            <text:p>0</text:p>
          </table:table-cell>
          <table:table-cell table:style-name="ce9" table:formula="of:=0.25*[.P83]+0.25*[.Q82]+0.25*[.P81]+0.25*[.O82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9" table:formula="of:=0.25*[.F84]+0.25*[.G83]+0.25*[.F82]+0.25*[.E83]" office:value-type="float" office:value="0" calcext:value-type="float">
            <text:p>0</text:p>
          </table:table-cell>
          <table:table-cell table:style-name="ce14" table:formula="of:=0.25*[.G84]+0.25*[.H83]+0.25*[.G82]+0.25*[.F83]" office:value-type="float" office:value="0" calcext:value-type="float">
            <text:p>0</text:p>
          </table:table-cell>
          <table:table-cell table:style-name="ce9" table:formula="of:=0.25*[.H84]+0.25*[.I83]+0.25*[.H82]+0.25*[.G83]" office:value-type="float" office:value="0" calcext:value-type="float">
            <text:p>0</text:p>
          </table:table-cell>
          <table:table-cell table:style-name="ce9" table:formula="of:=0.25*[.I84]+0.25*[.J83]+0.25*[.I82]+0.25*[.H83]" office:value-type="float" office:value="0" calcext:value-type="float">
            <text:p>0</text:p>
          </table:table-cell>
          <table:table-cell table:style-name="ce9" table:formula="of:=0.25*[.J84]+0.25*[.K83]+0.25*[.J82]+0.25*[.I83]" office:value-type="float" office:value="0" calcext:value-type="float">
            <text:p>0</text:p>
          </table:table-cell>
          <table:table-cell table:style-name="ce9" table:formula="of:=0.25*[.K84]+0.25*[.L83]+0.25*[.K82]+0.25*[.J83]" office:value-type="float" office:value="0" calcext:value-type="float">
            <text:p>0</text:p>
          </table:table-cell>
          <table:table-cell table:style-name="ce9" table:formula="of:=0.25*[.L84]+0.25*[.M83]+0.25*[.L82]+0.25*[.K83]" office:value-type="float" office:value="0" calcext:value-type="float">
            <text:p>0</text:p>
          </table:table-cell>
          <table:table-cell table:style-name="ce9" table:formula="of:=0.25*[.M84]+0.25*[.N83]+0.25*[.M82]+0.25*[.L83]" office:value-type="float" office:value="0" calcext:value-type="float">
            <text:p>0</text:p>
          </table:table-cell>
          <table:table-cell table:style-name="ce9" table:formula="of:=0.25*[.N84]+0.25*[.O83]+0.25*[.N82]+0.25*[.M83]" office:value-type="float" office:value="0" calcext:value-type="float">
            <text:p>0</text:p>
          </table:table-cell>
          <table:table-cell table:style-name="ce9" table:formula="of:=0.25*[.O84]+0.25*[.P83]+0.25*[.O82]+0.25*[.N83]" office:value-type="float" office:value="0" calcext:value-type="float">
            <text:p>0</text:p>
          </table:table-cell>
          <table:table-cell table:style-name="ce9" table:formula="of:=0.25*[.P84]+0.25*[.Q83]+0.25*[.P82]+0.25*[.O8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=5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style-name="ce3"/>
          <table:table-cell table:number-columns-repeated="20"/>
        </table:table-row>
        <table:table-row table:style-name="ro2">
          <table:table-cell table:number-columns-repeated="3"/>
          <table:table-cell office:value-type="float" office:value="-5" calcext:value-type="float">
            <text:p>-5</text:p>
          </table:table-cell>
          <table:table-cell/>
          <table:table-cell table:style-name="ce10" table:formula="of:=0.25*[.F88]+0.25*[.G87]+0.25*[.F86]+0.25*[.E87]" office:value-type="float" office:value="0" calcext:value-type="float">
            <text:p>0</text:p>
          </table:table-cell>
          <table:table-cell table:style-name="ce10" table:formula="of:=0.25*[.G88]+0.25*[.H87]+0.25*[.G86]+0.25*[.F87]" office:value-type="float" office:value="0" calcext:value-type="float">
            <text:p>0</text:p>
          </table:table-cell>
          <table:table-cell table:style-name="ce10" table:formula="of:=0.25*[.H88]+0.25*[.I87]+0.25*[.H86]+0.25*[.G87]" office:value-type="float" office:value="0" calcext:value-type="float">
            <text:p>0</text:p>
          </table:table-cell>
          <table:table-cell table:style-name="ce10" table:formula="of:=0.25*[.I88]+0.25*[.J87]+0.25*[.I86]+0.25*[.H87]" office:value-type="float" office:value="0" calcext:value-type="float">
            <text:p>0</text:p>
          </table:table-cell>
          <table:table-cell table:style-name="ce10" table:formula="of:=0.25*[.J88]+0.25*[.K87]+0.25*[.J86]+0.25*[.I87]" office:value-type="float" office:value="0" calcext:value-type="float">
            <text:p>0</text:p>
          </table:table-cell>
          <table:table-cell table:style-name="ce10" table:formula="of:=0.25*[.K88]+0.25*[.L87]+0.25*[.K86]+0.25*[.J87]" office:value-type="float" office:value="0.0009765625" calcext:value-type="float">
            <text:p>0.0009765625</text:p>
          </table:table-cell>
          <table:table-cell table:style-name="ce10" table:formula="of:=0.25*[.L88]+0.25*[.M87]+0.25*[.L86]+0.25*[.K87]" office:value-type="float" office:value="0" calcext:value-type="float">
            <text:p>0</text:p>
          </table:table-cell>
          <table:table-cell table:style-name="ce10" table:formula="of:=0.25*[.M88]+0.25*[.N87]+0.25*[.M86]+0.25*[.L87]" office:value-type="float" office:value="0" calcext:value-type="float">
            <text:p>0</text:p>
          </table:table-cell>
          <table:table-cell table:style-name="ce10" table:formula="of:=0.25*[.N88]+0.25*[.O87]+0.25*[.N86]+0.25*[.M87]" office:value-type="float" office:value="0" calcext:value-type="float">
            <text:p>0</text:p>
          </table:table-cell>
          <table:table-cell table:style-name="ce10" table:formula="of:=0.25*[.O88]+0.25*[.P87]+0.25*[.O86]+0.25*[.N87]" office:value-type="float" office:value="0" calcext:value-type="float">
            <text:p>0</text:p>
          </table:table-cell>
          <table:table-cell table:style-name="ce10" table:formula="of:=0.25*[.P88]+0.25*[.Q87]+0.25*[.P86]+0.25*[.O8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4" calcext:value-type="float">
            <text:p>-4</text:p>
          </table:table-cell>
          <table:table-cell/>
          <table:table-cell table:style-name="ce10" table:formula="of:=0.25*[.F89]+0.25*[.G88]+0.25*[.F87]+0.25*[.E88]" office:value-type="float" office:value="0" calcext:value-type="float">
            <text:p>0</text:p>
          </table:table-cell>
          <table:table-cell table:style-name="ce10" table:formula="of:=0.25*[.G89]+0.25*[.H88]+0.25*[.G87]+0.25*[.F88]" office:value-type="float" office:value="0" calcext:value-type="float">
            <text:p>0</text:p>
          </table:table-cell>
          <table:table-cell table:style-name="ce10" table:formula="of:=0.25*[.H89]+0.25*[.I88]+0.25*[.H87]+0.25*[.G88]" office:value-type="float" office:value="0" calcext:value-type="float">
            <text:p>0</text:p>
          </table:table-cell>
          <table:table-cell table:style-name="ce10" table:formula="of:=0.25*[.I89]+0.25*[.J88]+0.25*[.I87]+0.25*[.H88]" office:value-type="float" office:value="0" calcext:value-type="float">
            <text:p>0</text:p>
          </table:table-cell>
          <table:table-cell table:style-name="ce10" table:formula="of:=0.25*[.J89]+0.25*[.K88]+0.25*[.J87]+0.25*[.I88]" office:value-type="float" office:value="0.0048828125" calcext:value-type="float">
            <text:p>0.0048828125</text:p>
          </table:table-cell>
          <table:table-cell table:style-name="ce10" table:formula="of:=0.25*[.K89]+0.25*[.L88]+0.25*[.K87]+0.25*[.J88]" office:value-type="float" office:value="0" calcext:value-type="float">
            <text:p>0</text:p>
          </table:table-cell>
          <table:table-cell table:style-name="ce10" table:formula="of:=0.25*[.L89]+0.25*[.M88]+0.25*[.L87]+0.25*[.K88]" office:value-type="float" office:value="0.0048828125" calcext:value-type="float">
            <text:p>0.0048828125</text:p>
          </table:table-cell>
          <table:table-cell table:style-name="ce10" table:formula="of:=0.25*[.M89]+0.25*[.N88]+0.25*[.M87]+0.25*[.L88]" office:value-type="float" office:value="0" calcext:value-type="float">
            <text:p>0</text:p>
          </table:table-cell>
          <table:table-cell table:style-name="ce10" table:formula="of:=0.25*[.N89]+0.25*[.O88]+0.25*[.N87]+0.25*[.M88]" office:value-type="float" office:value="0" calcext:value-type="float">
            <text:p>0</text:p>
          </table:table-cell>
          <table:table-cell table:style-name="ce10" table:formula="of:=0.25*[.O89]+0.25*[.P88]+0.25*[.O87]+0.25*[.N88]" office:value-type="float" office:value="0" calcext:value-type="float">
            <text:p>0</text:p>
          </table:table-cell>
          <table:table-cell table:style-name="ce10" table:formula="of:=0.25*[.P89]+0.25*[.Q88]+0.25*[.P87]+0.25*[.O88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3" calcext:value-type="float">
            <text:p>-3</text:p>
          </table:table-cell>
          <table:table-cell/>
          <table:table-cell table:style-name="ce10" table:formula="of:=0.25*[.F90]+0.25*[.G89]+0.25*[.F88]+0.25*[.E89]" office:value-type="float" office:value="0" calcext:value-type="float">
            <text:p>0</text:p>
          </table:table-cell>
          <table:table-cell table:style-name="ce15" table:formula="of:=0.25*[.G90]+0.25*[.H89]+0.25*[.G88]+0.25*[.F89]" office:value-type="float" office:value="0" calcext:value-type="float">
            <text:p>0</text:p>
          </table:table-cell>
          <table:table-cell table:style-name="ce10" table:formula="of:=0.25*[.H90]+0.25*[.I89]+0.25*[.H88]+0.25*[.G89]" office:value-type="float" office:value="0" calcext:value-type="float">
            <text:p>0</text:p>
          </table:table-cell>
          <table:table-cell table:style-name="ce10" table:formula="of:=0.25*[.I90]+0.25*[.J89]+0.25*[.I88]+0.25*[.H89]" office:value-type="float" office:value="0.009765625" calcext:value-type="float">
            <text:p>0.009765625</text:p>
          </table:table-cell>
          <table:table-cell table:style-name="ce10" table:formula="of:=0.25*[.J90]+0.25*[.K89]+0.25*[.J88]+0.25*[.I89]" office:value-type="float" office:value="0" calcext:value-type="float">
            <text:p>0</text:p>
          </table:table-cell>
          <table:table-cell table:style-name="ce10" table:formula="of:=0.25*[.K90]+0.25*[.L89]+0.25*[.K88]+0.25*[.J89]" office:value-type="float" office:value="0.0244140625" calcext:value-type="float">
            <text:p>0.0244140625</text:p>
          </table:table-cell>
          <table:table-cell table:style-name="ce10" table:formula="of:=0.25*[.L90]+0.25*[.M89]+0.25*[.L88]+0.25*[.K89]" office:value-type="float" office:value="0" calcext:value-type="float">
            <text:p>0</text:p>
          </table:table-cell>
          <table:table-cell table:style-name="ce10" table:formula="of:=0.25*[.M90]+0.25*[.N89]+0.25*[.M88]+0.25*[.L89]" office:value-type="float" office:value="0.009765625" calcext:value-type="float">
            <text:p>0.009765625</text:p>
          </table:table-cell>
          <table:table-cell table:style-name="ce10" table:formula="of:=0.25*[.N90]+0.25*[.O89]+0.25*[.N88]+0.25*[.M89]" office:value-type="float" office:value="0" calcext:value-type="float">
            <text:p>0</text:p>
          </table:table-cell>
          <table:table-cell table:style-name="ce10" table:formula="of:=0.25*[.O90]+0.25*[.P89]+0.25*[.O88]+0.25*[.N89]" office:value-type="float" office:value="0" calcext:value-type="float">
            <text:p>0</text:p>
          </table:table-cell>
          <table:table-cell table:style-name="ce10" table:formula="of:=0.25*[.P90]+0.25*[.Q89]+0.25*[.P88]+0.25*[.O8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style-name="ce10" table:formula="of:=0.25*[.F91]+0.25*[.G90]+0.25*[.F89]+0.25*[.E90]" office:value-type="float" office:value="0" calcext:value-type="float">
            <text:p>0</text:p>
          </table:table-cell>
          <table:table-cell table:style-name="ce15" table:formula="of:=0.25*[.G91]+0.25*[.H90]+0.25*[.G89]+0.25*[.F90]" office:value-type="float" office:value="0" calcext:value-type="float">
            <text:p>0</text:p>
          </table:table-cell>
          <table:table-cell table:style-name="ce10" table:formula="of:=0.25*[.H91]+0.25*[.I90]+0.25*[.H89]+0.25*[.G90]" office:value-type="float" office:value="0.009765625" calcext:value-type="float">
            <text:p>0.009765625</text:p>
          </table:table-cell>
          <table:table-cell table:style-name="ce10" table:formula="of:=0.25*[.I91]+0.25*[.J90]+0.25*[.I89]+0.25*[.H90]" office:value-type="float" office:value="0" calcext:value-type="float">
            <text:p>0</text:p>
          </table:table-cell>
          <table:table-cell table:style-name="ce10" table:formula="of:=0.25*[.J91]+0.25*[.K90]+0.25*[.J89]+0.25*[.I90]" office:value-type="float" office:value="0.048828125" calcext:value-type="float">
            <text:p>0.048828125</text:p>
          </table:table-cell>
          <table:table-cell table:style-name="ce10" table:formula="of:=0.25*[.K91]+0.25*[.L90]+0.25*[.K89]+0.25*[.J90]" office:value-type="float" office:value="0" calcext:value-type="float">
            <text:p>0</text:p>
          </table:table-cell>
          <table:table-cell table:style-name="ce10" table:formula="of:=0.25*[.L91]+0.25*[.M90]+0.25*[.L89]+0.25*[.K90]" office:value-type="float" office:value="0.048828125" calcext:value-type="float">
            <text:p>0.048828125</text:p>
          </table:table-cell>
          <table:table-cell table:style-name="ce10" table:formula="of:=0.25*[.M91]+0.25*[.N90]+0.25*[.M89]+0.25*[.L90]" office:value-type="float" office:value="0" calcext:value-type="float">
            <text:p>0</text:p>
          </table:table-cell>
          <table:table-cell table:style-name="ce10" table:formula="of:=0.25*[.N91]+0.25*[.O90]+0.25*[.N89]+0.25*[.M90]" office:value-type="float" office:value="0.009765625" calcext:value-type="float">
            <text:p>0.009765625</text:p>
          </table:table-cell>
          <table:table-cell table:style-name="ce10" table:formula="of:=0.25*[.O91]+0.25*[.P90]+0.25*[.O89]+0.25*[.N90]" office:value-type="float" office:value="0" calcext:value-type="float">
            <text:p>0</text:p>
          </table:table-cell>
          <table:table-cell table:style-name="ce10" table:formula="of:=0.25*[.P91]+0.25*[.Q90]+0.25*[.P89]+0.25*[.O9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style-name="ce10" table:formula="of:=0.25*[.F92]+0.25*[.G91]+0.25*[.F90]+0.25*[.E91]" office:value-type="float" office:value="0" calcext:value-type="float">
            <text:p>0</text:p>
          </table:table-cell>
          <table:table-cell table:style-name="ce15" table:formula="of:=0.25*[.G92]+0.25*[.H91]+0.25*[.G90]+0.25*[.F91]" office:value-type="float" office:value="0.0048828125" calcext:value-type="float">
            <text:p>0.0048828125</text:p>
          </table:table-cell>
          <table:table-cell table:style-name="ce10" table:formula="of:=0.25*[.H92]+0.25*[.I91]+0.25*[.H90]+0.25*[.G91]" office:value-type="float" office:value="0" calcext:value-type="float">
            <text:p>0</text:p>
          </table:table-cell>
          <table:table-cell table:style-name="ce10" table:formula="of:=0.25*[.I92]+0.25*[.J91]+0.25*[.I90]+0.25*[.H91]" office:value-type="float" office:value="0.048828125" calcext:value-type="float">
            <text:p>0.048828125</text:p>
          </table:table-cell>
          <table:table-cell table:style-name="ce10" table:formula="of:=0.25*[.J92]+0.25*[.K91]+0.25*[.J90]+0.25*[.I91]" office:value-type="float" office:value="0" calcext:value-type="float">
            <text:p>0</text:p>
          </table:table-cell>
          <table:table-cell table:style-name="ce10" table:formula="of:=0.25*[.K92]+0.25*[.L91]+0.25*[.K90]+0.25*[.J91]" office:value-type="float" office:value="0.09765625" calcext:value-type="float">
            <text:p>0.09765625</text:p>
          </table:table-cell>
          <table:table-cell table:style-name="ce10" table:formula="of:=0.25*[.L92]+0.25*[.M91]+0.25*[.L90]+0.25*[.K91]" office:value-type="float" office:value="0" calcext:value-type="float">
            <text:p>0</text:p>
          </table:table-cell>
          <table:table-cell table:style-name="ce10" table:formula="of:=0.25*[.M92]+0.25*[.N91]+0.25*[.M90]+0.25*[.L91]" office:value-type="float" office:value="0.048828125" calcext:value-type="float">
            <text:p>0.048828125</text:p>
          </table:table-cell>
          <table:table-cell table:style-name="ce10" table:formula="of:=0.25*[.N92]+0.25*[.O91]+0.25*[.N90]+0.25*[.M91]" office:value-type="float" office:value="0" calcext:value-type="float">
            <text:p>0</text:p>
          </table:table-cell>
          <table:table-cell table:style-name="ce10" table:formula="of:=0.25*[.O92]+0.25*[.P91]+0.25*[.O90]+0.25*[.N91]" office:value-type="float" office:value="0.0048828125" calcext:value-type="float">
            <text:p>0.0048828125</text:p>
          </table:table-cell>
          <table:table-cell table:style-name="ce10" table:formula="of:=0.25*[.P92]+0.25*[.Q91]+0.25*[.P90]+0.25*[.O91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0" table:formula="of:=0.25*[.F93]+0.25*[.G92]+0.25*[.F91]+0.25*[.E92]" office:value-type="float" office:value="0.0009765625" calcext:value-type="float">
            <text:p>0.0009765625</text:p>
          </table:table-cell>
          <table:table-cell table:style-name="ce15" table:formula="of:=0.25*[.G93]+0.25*[.H92]+0.25*[.G91]+0.25*[.F92]" office:value-type="float" office:value="0" calcext:value-type="float">
            <text:p>0</text:p>
          </table:table-cell>
          <table:table-cell table:style-name="ce10" table:formula="of:=0.25*[.H93]+0.25*[.I92]+0.25*[.H91]+0.25*[.G92]" office:value-type="float" office:value="0.0244140625" calcext:value-type="float">
            <text:p>0.0244140625</text:p>
          </table:table-cell>
          <table:table-cell table:style-name="ce10" table:formula="of:=0.25*[.I93]+0.25*[.J92]+0.25*[.I91]+0.25*[.H92]" office:value-type="float" office:value="0" calcext:value-type="float">
            <text:p>0</text:p>
          </table:table-cell>
          <table:table-cell table:style-name="ce10" table:formula="of:=0.25*[.J93]+0.25*[.K92]+0.25*[.J91]+0.25*[.I92]" office:value-type="float" office:value="0.09765625" calcext:value-type="float">
            <text:p>0.09765625</text:p>
          </table:table-cell>
          <table:table-cell table:style-name="ce10" table:formula="of:=0.25*[.K93]+0.25*[.L92]+0.25*[.K91]+0.25*[.J92]" office:value-type="float" office:value="0" calcext:value-type="float">
            <text:p>0</text:p>
          </table:table-cell>
          <table:table-cell table:style-name="ce10" table:formula="of:=0.25*[.L93]+0.25*[.M92]+0.25*[.L91]+0.25*[.K92]" office:value-type="float" office:value="0.09765625" calcext:value-type="float">
            <text:p>0.09765625</text:p>
          </table:table-cell>
          <table:table-cell table:style-name="ce10" table:formula="of:=0.25*[.M93]+0.25*[.N92]+0.25*[.M91]+0.25*[.L92]" office:value-type="float" office:value="0" calcext:value-type="float">
            <text:p>0</text:p>
          </table:table-cell>
          <table:table-cell table:style-name="ce10" table:formula="of:=0.25*[.N93]+0.25*[.O92]+0.25*[.N91]+0.25*[.M92]" office:value-type="float" office:value="0.0244140625" calcext:value-type="float">
            <text:p>0.0244140625</text:p>
          </table:table-cell>
          <table:table-cell table:style-name="ce10" table:formula="of:=0.25*[.O93]+0.25*[.P92]+0.25*[.O91]+0.25*[.N92]" office:value-type="float" office:value="0" calcext:value-type="float">
            <text:p>0</text:p>
          </table:table-cell>
          <table:table-cell table:style-name="ce10" table:formula="of:=0.25*[.P93]+0.25*[.Q92]+0.25*[.P91]+0.25*[.O92]" office:value-type="float" office:value="0.0009765625" calcext:value-type="float">
            <text:p>0.000976562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0.25*[.F94]+0.25*[.G93]+0.25*[.F92]+0.25*[.E93]" office:value-type="float" office:value="0" calcext:value-type="float">
            <text:p>0</text:p>
          </table:table-cell>
          <table:table-cell table:style-name="ce15" table:formula="of:=0.25*[.G94]+0.25*[.H93]+0.25*[.G92]+0.25*[.F93]" office:value-type="float" office:value="0.0048828125" calcext:value-type="float">
            <text:p>0.0048828125</text:p>
          </table:table-cell>
          <table:table-cell table:style-name="ce10" table:formula="of:=0.25*[.H94]+0.25*[.I93]+0.25*[.H92]+0.25*[.G93]" office:value-type="float" office:value="0" calcext:value-type="float">
            <text:p>0</text:p>
          </table:table-cell>
          <table:table-cell table:style-name="ce10" table:formula="of:=0.25*[.I94]+0.25*[.J93]+0.25*[.I92]+0.25*[.H93]" office:value-type="float" office:value="0.048828125" calcext:value-type="float">
            <text:p>0.048828125</text:p>
          </table:table-cell>
          <table:table-cell table:style-name="ce10" table:formula="of:=0.25*[.J94]+0.25*[.K93]+0.25*[.J92]+0.25*[.I93]" office:value-type="float" office:value="0" calcext:value-type="float">
            <text:p>0</text:p>
          </table:table-cell>
          <table:table-cell table:style-name="ce10" table:formula="of:=0.25*[.K94]+0.25*[.L93]+0.25*[.K92]+0.25*[.J93]" office:value-type="float" office:value="0.09765625" calcext:value-type="float">
            <text:p>0.09765625</text:p>
          </table:table-cell>
          <table:table-cell table:style-name="ce10" table:formula="of:=0.25*[.L94]+0.25*[.M93]+0.25*[.L92]+0.25*[.K93]" office:value-type="float" office:value="0" calcext:value-type="float">
            <text:p>0</text:p>
          </table:table-cell>
          <table:table-cell table:style-name="ce10" table:formula="of:=0.25*[.M94]+0.25*[.N93]+0.25*[.M92]+0.25*[.L93]" office:value-type="float" office:value="0.048828125" calcext:value-type="float">
            <text:p>0.048828125</text:p>
          </table:table-cell>
          <table:table-cell table:style-name="ce10" table:formula="of:=0.25*[.N94]+0.25*[.O93]+0.25*[.N92]+0.25*[.M93]" office:value-type="float" office:value="0" calcext:value-type="float">
            <text:p>0</text:p>
          </table:table-cell>
          <table:table-cell table:style-name="ce10" table:formula="of:=0.25*[.O94]+0.25*[.P93]+0.25*[.O92]+0.25*[.N93]" office:value-type="float" office:value="0.0048828125" calcext:value-type="float">
            <text:p>0.0048828125</text:p>
          </table:table-cell>
          <table:table-cell table:style-name="ce10" table:formula="of:=0.25*[.P94]+0.25*[.Q93]+0.25*[.P92]+0.25*[.O93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0" table:formula="of:=0.25*[.F95]+0.25*[.G94]+0.25*[.F93]+0.25*[.E94]" office:value-type="float" office:value="0" calcext:value-type="float">
            <text:p>0</text:p>
          </table:table-cell>
          <table:table-cell table:style-name="ce15" table:formula="of:=0.25*[.G95]+0.25*[.H94]+0.25*[.G93]+0.25*[.F94]" office:value-type="float" office:value="0" calcext:value-type="float">
            <text:p>0</text:p>
          </table:table-cell>
          <table:table-cell table:style-name="ce10" table:formula="of:=0.25*[.H95]+0.25*[.I94]+0.25*[.H93]+0.25*[.G94]" office:value-type="float" office:value="0.009765625" calcext:value-type="float">
            <text:p>0.009765625</text:p>
          </table:table-cell>
          <table:table-cell table:style-name="ce10" table:formula="of:=0.25*[.I95]+0.25*[.J94]+0.25*[.I93]+0.25*[.H94]" office:value-type="float" office:value="0" calcext:value-type="float">
            <text:p>0</text:p>
          </table:table-cell>
          <table:table-cell table:style-name="ce10" table:formula="of:=0.25*[.J95]+0.25*[.K94]+0.25*[.J93]+0.25*[.I94]" office:value-type="float" office:value="0.048828125" calcext:value-type="float">
            <text:p>0.048828125</text:p>
          </table:table-cell>
          <table:table-cell table:style-name="ce10" table:formula="of:=0.25*[.K95]+0.25*[.L94]+0.25*[.K93]+0.25*[.J94]" office:value-type="float" office:value="0" calcext:value-type="float">
            <text:p>0</text:p>
          </table:table-cell>
          <table:table-cell table:style-name="ce10" table:formula="of:=0.25*[.L95]+0.25*[.M94]+0.25*[.L93]+0.25*[.K94]" office:value-type="float" office:value="0.048828125" calcext:value-type="float">
            <text:p>0.048828125</text:p>
          </table:table-cell>
          <table:table-cell table:style-name="ce10" table:formula="of:=0.25*[.M95]+0.25*[.N94]+0.25*[.M93]+0.25*[.L94]" office:value-type="float" office:value="0" calcext:value-type="float">
            <text:p>0</text:p>
          </table:table-cell>
          <table:table-cell table:style-name="ce10" table:formula="of:=0.25*[.N95]+0.25*[.O94]+0.25*[.N93]+0.25*[.M94]" office:value-type="float" office:value="0.009765625" calcext:value-type="float">
            <text:p>0.009765625</text:p>
          </table:table-cell>
          <table:table-cell table:style-name="ce10" table:formula="of:=0.25*[.O95]+0.25*[.P94]+0.25*[.O93]+0.25*[.N94]" office:value-type="float" office:value="0" calcext:value-type="float">
            <text:p>0</text:p>
          </table:table-cell>
          <table:table-cell table:style-name="ce10" table:formula="of:=0.25*[.P95]+0.25*[.Q94]+0.25*[.P93]+0.25*[.O9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10" table:formula="of:=0.25*[.F96]+0.25*[.G95]+0.25*[.F94]+0.25*[.E95]" office:value-type="float" office:value="0" calcext:value-type="float">
            <text:p>0</text:p>
          </table:table-cell>
          <table:table-cell table:style-name="ce15" table:formula="of:=0.25*[.G96]+0.25*[.H95]+0.25*[.G94]+0.25*[.F95]" office:value-type="float" office:value="0" calcext:value-type="float">
            <text:p>0</text:p>
          </table:table-cell>
          <table:table-cell table:style-name="ce10" table:formula="of:=0.25*[.H96]+0.25*[.I95]+0.25*[.H94]+0.25*[.G95]" office:value-type="float" office:value="0" calcext:value-type="float">
            <text:p>0</text:p>
          </table:table-cell>
          <table:table-cell table:style-name="ce10" table:formula="of:=0.25*[.I96]+0.25*[.J95]+0.25*[.I94]+0.25*[.H95]" office:value-type="float" office:value="0.009765625" calcext:value-type="float">
            <text:p>0.009765625</text:p>
          </table:table-cell>
          <table:table-cell table:style-name="ce10" table:formula="of:=0.25*[.J96]+0.25*[.K95]+0.25*[.J94]+0.25*[.I95]" office:value-type="float" office:value="0" calcext:value-type="float">
            <text:p>0</text:p>
          </table:table-cell>
          <table:table-cell table:style-name="ce10" table:formula="of:=0.25*[.K96]+0.25*[.L95]+0.25*[.K94]+0.25*[.J95]" office:value-type="float" office:value="0.0244140625" calcext:value-type="float">
            <text:p>0.0244140625</text:p>
          </table:table-cell>
          <table:table-cell table:style-name="ce10" table:formula="of:=0.25*[.L96]+0.25*[.M95]+0.25*[.L94]+0.25*[.K95]" office:value-type="float" office:value="0" calcext:value-type="float">
            <text:p>0</text:p>
          </table:table-cell>
          <table:table-cell table:style-name="ce10" table:formula="of:=0.25*[.M96]+0.25*[.N95]+0.25*[.M94]+0.25*[.L95]" office:value-type="float" office:value="0.009765625" calcext:value-type="float">
            <text:p>0.009765625</text:p>
          </table:table-cell>
          <table:table-cell table:style-name="ce10" table:formula="of:=0.25*[.N96]+0.25*[.O95]+0.25*[.N94]+0.25*[.M95]" office:value-type="float" office:value="0" calcext:value-type="float">
            <text:p>0</text:p>
          </table:table-cell>
          <table:table-cell table:style-name="ce10" table:formula="of:=0.25*[.O96]+0.25*[.P95]+0.25*[.O94]+0.25*[.N95]" office:value-type="float" office:value="0" calcext:value-type="float">
            <text:p>0</text:p>
          </table:table-cell>
          <table:table-cell table:style-name="ce10" table:formula="of:=0.25*[.P96]+0.25*[.Q95]+0.25*[.P94]+0.25*[.O95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0" table:formula="of:=0.25*[.F97]+0.25*[.G96]+0.25*[.F95]+0.25*[.E96]" office:value-type="float" office:value="0" calcext:value-type="float">
            <text:p>0</text:p>
          </table:table-cell>
          <table:table-cell table:style-name="ce15" table:formula="of:=0.25*[.G97]+0.25*[.H96]+0.25*[.G95]+0.25*[.F96]" office:value-type="float" office:value="0" calcext:value-type="float">
            <text:p>0</text:p>
          </table:table-cell>
          <table:table-cell table:style-name="ce10" table:formula="of:=0.25*[.H97]+0.25*[.I96]+0.25*[.H95]+0.25*[.G96]" office:value-type="float" office:value="0" calcext:value-type="float">
            <text:p>0</text:p>
          </table:table-cell>
          <table:table-cell table:style-name="ce10" table:formula="of:=0.25*[.I97]+0.25*[.J96]+0.25*[.I95]+0.25*[.H96]" office:value-type="float" office:value="0" calcext:value-type="float">
            <text:p>0</text:p>
          </table:table-cell>
          <table:table-cell table:style-name="ce10" table:formula="of:=0.25*[.J97]+0.25*[.K96]+0.25*[.J95]+0.25*[.I96]" office:value-type="float" office:value="0.0048828125" calcext:value-type="float">
            <text:p>0.0048828125</text:p>
          </table:table-cell>
          <table:table-cell table:style-name="ce10" table:formula="of:=0.25*[.K97]+0.25*[.L96]+0.25*[.K95]+0.25*[.J96]" office:value-type="float" office:value="0" calcext:value-type="float">
            <text:p>0</text:p>
          </table:table-cell>
          <table:table-cell table:style-name="ce10" table:formula="of:=0.25*[.L97]+0.25*[.M96]+0.25*[.L95]+0.25*[.K96]" office:value-type="float" office:value="0.0048828125" calcext:value-type="float">
            <text:p>0.0048828125</text:p>
          </table:table-cell>
          <table:table-cell table:style-name="ce10" table:formula="of:=0.25*[.M97]+0.25*[.N96]+0.25*[.M95]+0.25*[.L96]" office:value-type="float" office:value="0" calcext:value-type="float">
            <text:p>0</text:p>
          </table:table-cell>
          <table:table-cell table:style-name="ce10" table:formula="of:=0.25*[.N97]+0.25*[.O96]+0.25*[.N95]+0.25*[.M96]" office:value-type="float" office:value="0" calcext:value-type="float">
            <text:p>0</text:p>
          </table:table-cell>
          <table:table-cell table:style-name="ce10" table:formula="of:=0.25*[.O97]+0.25*[.P96]+0.25*[.O95]+0.25*[.N96]" office:value-type="float" office:value="0" calcext:value-type="float">
            <text:p>0</text:p>
          </table:table-cell>
          <table:table-cell table:style-name="ce10" table:formula="of:=0.25*[.P97]+0.25*[.Q96]+0.25*[.P95]+0.25*[.O96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10" table:formula="of:=0.25*[.F98]+0.25*[.G97]+0.25*[.F96]+0.25*[.E97]" office:value-type="float" office:value="0" calcext:value-type="float">
            <text:p>0</text:p>
          </table:table-cell>
          <table:table-cell table:style-name="ce15" table:formula="of:=0.25*[.G98]+0.25*[.H97]+0.25*[.G96]+0.25*[.F97]" office:value-type="float" office:value="0" calcext:value-type="float">
            <text:p>0</text:p>
          </table:table-cell>
          <table:table-cell table:style-name="ce10" table:formula="of:=0.25*[.H98]+0.25*[.I97]+0.25*[.H96]+0.25*[.G97]" office:value-type="float" office:value="0" calcext:value-type="float">
            <text:p>0</text:p>
          </table:table-cell>
          <table:table-cell table:style-name="ce10" table:formula="of:=0.25*[.I98]+0.25*[.J97]+0.25*[.I96]+0.25*[.H97]" office:value-type="float" office:value="0" calcext:value-type="float">
            <text:p>0</text:p>
          </table:table-cell>
          <table:table-cell table:style-name="ce10" table:formula="of:=0.25*[.J98]+0.25*[.K97]+0.25*[.J96]+0.25*[.I97]" office:value-type="float" office:value="0" calcext:value-type="float">
            <text:p>0</text:p>
          </table:table-cell>
          <table:table-cell table:style-name="ce10" table:formula="of:=0.25*[.K98]+0.25*[.L97]+0.25*[.K96]+0.25*[.J97]" office:value-type="float" office:value="0.0009765625" calcext:value-type="float">
            <text:p>0.0009765625</text:p>
          </table:table-cell>
          <table:table-cell table:style-name="ce10" table:formula="of:=0.25*[.L98]+0.25*[.M97]+0.25*[.L96]+0.25*[.K97]" office:value-type="float" office:value="0" calcext:value-type="float">
            <text:p>0</text:p>
          </table:table-cell>
          <table:table-cell table:style-name="ce10" table:formula="of:=0.25*[.M98]+0.25*[.N97]+0.25*[.M96]+0.25*[.L97]" office:value-type="float" office:value="0" calcext:value-type="float">
            <text:p>0</text:p>
          </table:table-cell>
          <table:table-cell table:style-name="ce10" table:formula="of:=0.25*[.N98]+0.25*[.O97]+0.25*[.N96]+0.25*[.M97]" office:value-type="float" office:value="0" calcext:value-type="float">
            <text:p>0</text:p>
          </table:table-cell>
          <table:table-cell table:style-name="ce10" table:formula="of:=0.25*[.O98]+0.25*[.P97]+0.25*[.O96]+0.25*[.N97]" office:value-type="float" office:value="0" calcext:value-type="float">
            <text:p>0</text:p>
          </table:table-cell>
          <table:table-cell table:style-name="ce10" table:formula="of:=0.25*[.P98]+0.25*[.Q97]+0.25*[.P96]+0.25*[.O97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table:style-name="Default"/>
          <table:table-cell/>
          <table:table-cell table:style-name="ce2" table:number-columns-repeated="11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style-name="ce3"/>
          <table:table-cell table:number-columns-repeated="20"/>
        </table:table-row>
        <table:table-row table:style-name="ro2" table:number-rows-repeated="2">
          <table:table-cell table:number-columns-repeated="5"/>
          <table:table-cell table:style-name="ce11" table:number-columns-repeated="11"/>
          <table:table-cell table:number-columns-repeated="9"/>
        </table:table-row>
        <table:table-row table:style-name="ro2" table:number-rows-repeated="8">
          <table:table-cell table:number-columns-repeated="5"/>
          <table:table-cell table:style-name="ce11"/>
          <table:table-cell table:style-name="ce16"/>
          <table:table-cell table:style-name="ce11" table:number-columns-repeated="9"/>
          <table:table-cell table:number-columns-repeated="9"/>
        </table:table-row>
        <table:table-row table:style-name="ro2">
          <table:table-cell table:number-columns-repeated="5"/>
          <table:table-cell table:style-name="ce11"/>
          <table:table-cell table:style-name="ce16"/>
          <table:table-cell table:style-name="ce11" table:number-columns-repeated="9"/>
          <table:table-cell table:number-columns-repeated="9"/>
        </table:table-row>
        <calcext:conditional-formats>
          <calcext:conditional-format calcext:target-range-address="Sheet1.F3:Sheet1.P7 Sheet1.F8:Sheet1.J8 Sheet1.L8:Sheet1.P8">
            <calcext:condition calcext:apply-style-name="Good" calcext:value="!=0" calcext:base-cell-address="Sheet1.F3"/>
          </calcext:conditional-format>
          <calcext:conditional-format calcext:target-range-address="Sheet1.K8:Sheet1.K8">
            <calcext:condition calcext:apply-style-name="Good" calcext:value="!=0" calcext:base-cell-address="Sheet1.K8"/>
          </calcext:conditional-format>
          <calcext:conditional-format calcext:target-range-address="Sheet1.R3:Sheet1.W8">
            <calcext:condition calcext:apply-style-name="Good" calcext:value="!=0" calcext:base-cell-address="Sheet1.R3"/>
          </calcext:conditional-format>
          <calcext:conditional-format calcext:target-range-address="Sheet1.F31:Sheet1.P41">
            <calcext:condition calcext:apply-style-name="Good" calcext:value="!=0" calcext:base-cell-address="Sheet1.F31"/>
          </calcext:conditional-format>
          <calcext:conditional-format calcext:target-range-address="Sheet1.G47:Sheet1.P55 Sheet1.F45:Sheet1.G55 Sheet1.H45:Sheet1.P46">
            <calcext:condition calcext:apply-style-name="Good" calcext:value="!=0" calcext:base-cell-address="Sheet1.F45"/>
          </calcext:conditional-format>
          <calcext:conditional-format calcext:target-range-address="Sheet1.G61:Sheet1.P69 Sheet1.F59:Sheet1.G69 Sheet1.H59:Sheet1.P60">
            <calcext:condition calcext:apply-style-name="Good" calcext:value="!=0" calcext:base-cell-address="Sheet1.F59"/>
          </calcext:conditional-format>
          <calcext:conditional-format calcext:target-range-address="Sheet1.G75:Sheet1.P83 Sheet1.F73:Sheet1.G83 Sheet1.H73:Sheet1.P74">
            <calcext:condition calcext:apply-style-name="Good" calcext:value="!=0" calcext:base-cell-address="Sheet1.F73"/>
          </calcext:conditional-format>
          <calcext:conditional-format calcext:target-range-address="Sheet1.G89:Sheet1.P97 Sheet1.F87:Sheet1.G97 Sheet1.H87:Sheet1.P88">
            <calcext:condition calcext:apply-style-name="Good" calcext:value="!=0" calcext:base-cell-address="Sheet1.F87"/>
          </calcext:conditional-format>
          <calcext:conditional-format calcext:target-range-address="Sheet1.G103:Sheet1.P111 Sheet1.F101:Sheet1.G111 Sheet1.H101:Sheet1.P102">
            <calcext:condition calcext:apply-style-name="Good" calcext:value="!=0" calcext:base-cell-address="Sheet1.F101"/>
          </calcext:conditional-format>
          <calcext:conditional-format calcext:target-range-address="Sheet1.G117:Sheet1.P125 Sheet1.F115:Sheet1.G125 Sheet1.H115:Sheet1.P116">
            <calcext:condition calcext:apply-style-name="Good" calcext:value="!=0" calcext:base-cell-address="Sheet1.F1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01:15:18.8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5:46:34.467000000</meta:creation-date>
    <meta:editing-duration>PT6H13M56S</meta:editing-duration>
    <meta:editing-cycles>4</meta:editing-cycles>
    <meta:generator>LibreOffice/5.3.4.2$Windows_X86_64 LibreOffice_project/f82d347ccc0be322489bf7da61d7e4ad13fe2ff3</meta:generator>
    <dc:date>2017-08-28T04:07:26.657000000</dc:date>
    <meta:document-statistic meta:table-count="1" meta:cell-count="10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8.99cm" xlink:href=".." xlink:type="simple" chart:class="chart:line" chart:style-name="ch1">
        <chart:legend chart:legend-position="end" svg:x="13.119cm" svg:y="4.213cm" style:legend-expansion="high" chart:style-name="ch2"/>
        <chart:plot-area chart:style-name="ch3" table:cell-range-address="Sheet1.Y3:Sheet1.Y8" svg:x="0.319cm" svg:y="0.179cm" svg:width="12.481cm" svg:height="8.632cm">
          <chartooo:coordinate-region svg:x="1.054cm" svg:y="0.361cm" svg:width="11.646cm" svg:height="7.8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Y3:Sheet1.Y8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Y3:Sheet1.Y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75">
                <text:p>1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